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Liberation Serif" officeooo:rsid="001a74e1" officeooo:paragraph-rsid="001a74e1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1a74e1" officeooo:paragraph-rsid="001e07d4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1a74e1" officeooo:paragraph-rsid="0021a3b4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1a74e1" officeooo:paragraph-rsid="0022d1fc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a74e1" officeooo:paragraph-rsid="002f3116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a74e1" officeooo:paragraph-rsid="0031ad81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139ef7" officeooo:paragraph-rsid="00139ef7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139ef7" officeooo:paragraph-rsid="00155452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139ef7" officeooo:paragraph-rsid="00220919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139ef7" officeooo:paragraph-rsid="00249877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39ef7" officeooo:paragraph-rsid="002f3116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139ef7" officeooo:paragraph-rsid="0030e842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39ef7" officeooo:paragraph-rsid="00315bdd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39ef7" officeooo:paragraph-rsid="0031ad81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weight="bold" officeooo:rsid="00139ef7" officeooo:paragraph-rsid="00139ef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weight="bold" officeooo:rsid="00139ef7" officeooo:paragraph-rsid="0024987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weight="bold" officeooo:rsid="00139ef7" officeooo:paragraph-rsid="002f311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weight="bold" officeooo:rsid="00139ef7" officeooo:paragraph-rsid="0031ad8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weight="bold" officeooo:rsid="00220919" officeooo:paragraph-rsid="00220919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weight="bold" officeooo:rsid="00220919" officeooo:paragraph-rsid="002766e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weight="bold" officeooo:rsid="00220919" officeooo:paragraph-rsid="002f311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weight="bold" officeooo:rsid="00220919" officeooo:paragraph-rsid="0031ad81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weight="bold" officeooo:rsid="0021a3b4" officeooo:paragraph-rsid="0021a3b4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weight="bold" officeooo:rsid="0021a3b4" officeooo:paragraph-rsid="0024987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weight="bold" officeooo:rsid="001a74e1" officeooo:paragraph-rsid="0022d1fc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weight="bold" officeooo:rsid="001a74e1" officeooo:paragraph-rsid="002f3116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weight="bold" officeooo:rsid="001a74e1" officeooo:paragraph-rsid="0031ad81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weight="bold" officeooo:rsid="002ad3c8" officeooo:paragraph-rsid="002f3116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weight="bold" officeooo:rsid="002f3116" officeooo:paragraph-rsid="002f3116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weight="bold" officeooo:rsid="0030e842" officeooo:paragraph-rsid="0030e842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weight="bold" officeooo:rsid="0031ad81" officeooo:paragraph-rsid="0031ad81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weight="bold" officeooo:rsid="003618cd" officeooo:paragraph-rsid="003618c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weight="bold" officeooo:rsid="00389301" officeooo:paragraph-rsid="00389301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weight="bold" officeooo:rsid="003a246f" officeooo:paragraph-rsid="003a246f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155452" officeooo:paragraph-rsid="00155452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bef61" officeooo:paragraph-rsid="001bef61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bef61" officeooo:paragraph-rsid="001c8b0d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bef61" officeooo:paragraph-rsid="002f3116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c8b0d" officeooo:paragraph-rsid="001c8b0d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9661d" officeooo:paragraph-rsid="0019661d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9661d" officeooo:paragraph-rsid="0021a3b4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9661d" officeooo:paragraph-rsid="0022d1fc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9661d" officeooo:paragraph-rsid="002f3116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9661d" officeooo:paragraph-rsid="0031ad81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220919" officeooo:paragraph-rsid="00220919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220919" officeooo:paragraph-rsid="0022d1fc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220919" officeooo:paragraph-rsid="00249877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21a3b4" officeooo:paragraph-rsid="0021a3b4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21a3b4" officeooo:paragraph-rsid="00249877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weight="normal" officeooo:rsid="00139ef7" officeooo:paragraph-rsid="002f3116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weight="normal" officeooo:rsid="001bef61" officeooo:paragraph-rsid="002f3116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weight="normal" officeooo:paragraph-rsid="002f3116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paragraph-rsid="00139ef7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315bdd" officeooo:paragraph-rsid="00315bdd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/>
    </style:style>
    <style:style style:name="P57" style:family="paragraph">
      <style:paragraph-properties fo:text-align="center"/>
    </style:style>
    <style:style style:name="T1" style:family="text">
      <style:text-properties officeooo:rsid="00139ef7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39ef7"/>
    </style:style>
    <style:style style:name="T4" style:family="text">
      <style:text-properties style:text-position="sub 58%" officeooo:rsid="00155452"/>
    </style:style>
    <style:style style:name="T5" style:family="text">
      <style:text-properties style:text-position="sub 58%" officeooo:rsid="0019661d"/>
    </style:style>
    <style:style style:name="T6" style:family="text">
      <style:text-properties style:text-position="sub 58%" officeooo:rsid="001c8b0d"/>
    </style:style>
    <style:style style:name="T7" style:family="text">
      <style:text-properties style:text-position="sub 58%" officeooo:rsid="00249877"/>
    </style:style>
    <style:style style:name="T8" style:family="text">
      <style:text-properties style:text-position="sub 58%" fo:font-size="12.75pt"/>
    </style:style>
    <style:style style:name="T9" style:family="text">
      <style:text-properties style:text-position="sub 58%" fo:font-size="12.75pt" officeooo:rsid="001c8b0d"/>
    </style:style>
    <style:style style:name="T10" style:family="text">
      <style:text-properties style:text-position="sub 58%" fo:font-size="12.75pt" officeooo:rsid="0019661d"/>
    </style:style>
    <style:style style:name="T11" style:family="text">
      <style:text-properties style:text-position="sub 58%" fo:font-size="12.75pt" fo:font-weight="normal" style:font-weight-asian="normal" style:font-weight-complex="normal"/>
    </style:style>
    <style:style style:name="T12" style:family="text">
      <style:text-properties style:text-position="sub 58%" fo:font-size="12.75pt" fo:font-weight="normal" officeooo:rsid="00155452" style:font-weight-asian="normal" style:font-weight-complex="normal"/>
    </style:style>
    <style:style style:name="T13" style:family="text">
      <style:text-properties style:text-position="sub 58%" fo:font-weight="bold" style:font-weight-asian="bold" style:font-weight-complex="bold"/>
    </style:style>
    <style:style style:name="T14" style:family="text">
      <style:text-properties style:text-position="sub 58%" fo:font-weight="bold" officeooo:rsid="00155452" style:font-weight-asian="bold" style:font-weight-complex="bold"/>
    </style:style>
    <style:style style:name="T15" style:family="text">
      <style:text-properties style:text-position="sub 58%" fo:font-weight="normal" style:font-weight-asian="normal" style:font-weight-complex="normal"/>
    </style:style>
    <style:style style:name="T16" style:family="text">
      <style:text-properties style:text-position="sub 58%" fo:font-weight="normal" officeooo:rsid="00155452" style:font-weight-asian="normal" style:font-weight-complex="normal"/>
    </style:style>
    <style:style style:name="T17" style:family="text">
      <style:text-properties style:text-position="sub 58%" officeooo:rsid="00171639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155452"/>
    </style:style>
    <style:style style:name="T20" style:family="text">
      <style:text-properties style:text-position="0% 100%" officeooo:rsid="00171639"/>
    </style:style>
    <style:style style:name="T21" style:family="text">
      <style:text-properties style:text-position="0% 100%" officeooo:rsid="0017e76c"/>
    </style:style>
    <style:style style:name="T22" style:family="text">
      <style:text-properties style:text-position="0% 100%" officeooo:rsid="0019661d"/>
    </style:style>
    <style:style style:name="T23" style:family="text">
      <style:text-properties style:text-position="0% 100%" fo:font-weight="bold" style:font-weight-asian="bold" style:font-weight-complex="bold"/>
    </style:style>
    <style:style style:name="T24" style:family="text">
      <style:text-properties style:text-position="0% 100%" fo:font-weight="bold" officeooo:rsid="00220919" style:font-weight-asian="bold" style:font-weight-complex="bold"/>
    </style:style>
    <style:style style:name="T25" style:family="text">
      <style:text-properties style:text-position="0% 100%" fo:font-weight="bold" officeooo:rsid="00171639" style:font-weight-asian="bold" style:font-weight-complex="bold"/>
    </style:style>
    <style:style style:name="T26" style:family="text">
      <style:text-properties style:text-position="0% 100%" fo:font-weight="bold" officeooo:rsid="0030e842" style:font-weight-asian="bold" style:font-weight-complex="bold"/>
    </style:style>
    <style:style style:name="T27" style:family="text">
      <style:text-properties style:text-position="0% 100%" fo:font-weight="bold" officeooo:rsid="0021a3b4" style:font-weight-asian="bold" style:font-weight-complex="bold"/>
    </style:style>
    <style:style style:name="T28" style:family="text">
      <style:text-properties style:text-position="0% 100%" fo:font-weight="bold" officeooo:rsid="00155452" style:font-weight-asian="bold" style:font-weight-complex="bold"/>
    </style:style>
    <style:style style:name="T29" style:family="text">
      <style:text-properties style:text-position="0% 100%" fo:font-weight="bold" officeooo:rsid="0019661d" style:font-weight-asian="bold" style:font-weight-complex="bold"/>
    </style:style>
    <style:style style:name="T30" style:family="text">
      <style:text-properties style:text-position="0% 100%" fo:font-weight="bold" officeooo:rsid="00369f49" style:font-weight-asian="bold" style:font-weight-complex="bold"/>
    </style:style>
    <style:style style:name="T31" style:family="text">
      <style:text-properties style:text-position="0% 100%" officeooo:rsid="0021a3b4"/>
    </style:style>
    <style:style style:name="T32" style:family="text">
      <style:text-properties style:text-position="0% 100%" officeooo:rsid="00220919"/>
    </style:style>
    <style:style style:name="T33" style:family="text">
      <style:text-properties style:text-position="0% 100%" officeooo:rsid="00249877"/>
    </style:style>
    <style:style style:name="T34" style:family="text">
      <style:text-properties style:text-position="0% 100%" officeooo:rsid="00263f7a"/>
    </style:style>
    <style:style style:name="T35" style:family="text">
      <style:text-properties style:text-position="0% 100%" fo:font-size="12.75pt"/>
    </style:style>
    <style:style style:name="T36" style:family="text">
      <style:text-properties style:text-position="0% 100%" fo:font-size="12.75pt" officeooo:rsid="002c3a38"/>
    </style:style>
    <style:style style:name="T37" style:family="text">
      <style:text-properties style:text-position="0% 100%" fo:font-size="12.75pt" officeooo:rsid="0019661d"/>
    </style:style>
    <style:style style:name="T38" style:family="text">
      <style:text-properties style:text-position="0% 100%" fo:font-size="12.75pt" fo:font-weight="normal" style:font-weight-asian="normal" style:font-weight-complex="normal"/>
    </style:style>
    <style:style style:name="T39" style:family="text">
      <style:text-properties style:text-position="0% 100%" fo:font-size="12.75pt" fo:font-weight="normal" officeooo:rsid="002c3a38" style:font-weight-asian="normal" style:font-weight-complex="normal"/>
    </style:style>
    <style:style style:name="T40" style:family="text">
      <style:text-properties style:text-position="0% 100%" fo:font-size="12.75pt" fo:font-weight="normal" officeooo:rsid="00155452" style:font-weight-asian="normal" style:font-weight-complex="normal"/>
    </style:style>
    <style:style style:name="T41" style:family="text">
      <style:text-properties style:text-position="0% 100%" fo:font-size="12.75pt" fo:font-weight="normal" officeooo:rsid="0019661d" style:font-weight-asian="normal" style:font-weight-complex="normal"/>
    </style:style>
    <style:style style:name="T42" style:family="text">
      <style:text-properties style:text-position="0% 100%" fo:font-size="12.75pt" fo:font-weight="normal" officeooo:rsid="0031ad81" style:font-weight-asian="normal" style:font-weight-complex="normal"/>
    </style:style>
    <style:style style:name="T43" style:family="text">
      <style:text-properties style:text-position="0% 100%" fo:font-size="12.75pt" fo:font-weight="normal" officeooo:rsid="0017e76c" style:font-weight-asian="normal" style:font-weight-complex="normal"/>
    </style:style>
    <style:style style:name="T44" style:family="text">
      <style:text-properties style:text-position="0% 100%" fo:font-size="12.75pt" fo:font-weight="normal" officeooo:rsid="003a246f" style:font-weight-asian="normal" style:font-weight-complex="normal"/>
    </style:style>
    <style:style style:name="T45" style:family="text">
      <style:text-properties style:text-position="0% 100%" officeooo:rsid="002c3a38"/>
    </style:style>
    <style:style style:name="T46" style:family="text">
      <style:text-properties style:text-position="0% 100%" officeooo:rsid="002da9e2"/>
    </style:style>
    <style:style style:name="T47" style:family="text">
      <style:text-properties style:text-position="0% 100%" officeooo:rsid="0030e842"/>
    </style:style>
    <style:style style:name="T48" style:family="text">
      <style:text-properties style:text-position="0% 100%" fo:font-weight="normal" officeooo:rsid="0030e842" style:font-weight-asian="normal" style:font-weight-complex="normal"/>
    </style:style>
    <style:style style:name="T49" style:family="text">
      <style:text-properties style:text-position="0% 100%" fo:font-weight="normal" officeooo:rsid="00155452" style:font-weight-asian="normal" style:font-weight-complex="normal"/>
    </style:style>
    <style:style style:name="T50" style:family="text">
      <style:text-properties style:text-position="0% 100%" fo:font-weight="normal" officeooo:rsid="0021a3b4" style:font-weight-asian="normal" style:font-weight-complex="normal"/>
    </style:style>
    <style:style style:name="T51" style:family="text">
      <style:text-properties style:text-position="0% 100%" officeooo:rsid="00315bdd"/>
    </style:style>
    <style:style style:name="T52" style:family="text">
      <style:text-properties style:text-position="0% 100%" officeooo:rsid="0031ad81"/>
    </style:style>
    <style:style style:name="T53" style:family="text">
      <style:text-properties officeooo:rsid="00171639"/>
    </style:style>
    <style:style style:name="T54" style:family="text">
      <style:text-properties officeooo:rsid="0019661d"/>
    </style:style>
    <style:style style:name="T55" style:family="text">
      <style:text-properties officeooo:rsid="0021a3b4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30e842" style:font-weight-asian="bold" style:font-weight-complex="bold"/>
    </style:style>
    <style:style style:name="T58" style:family="text">
      <style:text-properties fo:font-weight="bold" officeooo:rsid="0021a3b4" style:font-weight-asian="bold" style:font-weight-complex="bold"/>
    </style:style>
    <style:style style:name="T59" style:family="text">
      <style:text-properties officeooo:rsid="0022d1fc"/>
    </style:style>
    <style:style style:name="T60" style:family="text">
      <style:text-properties officeooo:rsid="00231bea"/>
    </style:style>
    <style:style style:name="T61" style:family="text">
      <style:text-properties officeooo:rsid="00249877"/>
    </style:style>
    <style:style style:name="T62" style:family="text">
      <style:text-properties fo:font-size="12.75pt"/>
    </style:style>
    <style:style style:name="T63" style:family="text">
      <style:text-properties fo:font-size="12.75pt" officeooo:rsid="00171639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21a3b4" style:font-weight-asian="normal" style:font-weight-complex="normal"/>
    </style:style>
    <style:style style:name="T66" style:family="text">
      <style:text-properties style:text-position="-8% 58%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3756in" fo:min-width="0.72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4492in" fo:min-width="0.729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3327in" fo:min-width="0.37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4646in" fo:min-width="0.55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55">Author: Rodion Kovalenko, M.Sc. Business Information Systems</text:p>
      <text:p text:style-name="P53"/>
      <text:p text:style-name="P53"/>
      <table:table table:name="Table1" table:style-name="Table1">
        <table:table-column table:style-name="Table1.A"/>
        <table:table-row>
          <table:table-cell table:style-name="Table1.A1" office:value-type="string">
            <text:p text:style-name="P56"><draw:custom-shape text:anchor-type="paragraph" draw:z-index="2" draw:name="Shape 3" draw:style-name="gr3" draw:text-style-name="P57" svg:width="1.0315in" svg:height="0.6358in" svg:x="4.8598in" svg:y="0.1173in"><text:p text:style-name="P57">f(a<text:span text:style-name="T66">21</text:span>) =o<text:span text:style-name="T66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56"><draw:custom-shape text:anchor-type="paragraph" draw:z-index="0" draw:name="Shape 1" draw:style-name="gr5" draw:text-style-name="P57" svg:width="0.7815in" svg:height="0.6567in" svg:x="2.4752in" svg:y="0.1264in"><text:p text:style-name="P57">f(a<text:span text:style-name="T66">1</text:span>) = h<text:span text:style-name="T66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56"><draw:line text:anchor-type="paragraph" draw:z-index="5" draw:name="Line 2" draw:style-name="gr1" draw:text-style-name="P57" svg:x1="3.2563in" svg:y1="0.1626in" svg:x2="4.9717in" svg:y2="0.0508in"><text:p text:style-name="P57"><text:span text:style-name="T18">W</text:span><text:span text:style-name="T66">21</text:span><text:span text:style-name="T18">=0</text:span>.2</text:p></draw:line><draw:custom-shape text:anchor-type="paragraph" draw:z-index="1" draw:name="Shape 2" draw:style-name="gr4" draw:text-style-name="P57" svg:width="0.5315in" svg:height="0.4689in" svg:x="0.1in" svg:y="0.0957in"><text:p text:style-name="P57">3.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56"><draw:line text:anchor-type="paragraph" draw:z-index="4" draw:name="Line 1" draw:style-name="gr1" draw:text-style-name="P57" svg:x1="0.6311in" svg:y1="0.1228in" svg:x2="2.4748in" svg:y2="0.0811in"><text:p text:style-name="P57">W<text:span text:style-name="T66">11</text:span> =0.5</text:p></draw:line></text:p>
            <text:p text:style-name="P56"><draw:custom-shape text:anchor-type="paragraph" draw:z-index="3" draw:name="Shape 4" draw:style-name="gr2" draw:text-style-name="P57" svg:width="1.0197in" svg:height="0.5315in" svg:x="4.9091in" svg:y="0.1634in"><text:p text:style-name="P57">f(a<text:span text:style-name="T66">22</text:span>) =o<text:span text:style-name="T66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Line 3" draw:style-name="gr1" draw:text-style-name="P57" svg:x1="3.211in" svg:y1="0.0465in" svg:x2="4.9091in" svg:y2="0.3819in"><text:p text:style-name="P57">W<text:span text:style-name="T66">22</text:span>=0.1</text:p></draw:line></text:p>
            <text:p text:style-name="P56"/>
            <text:p text:style-name="P56"/>
            <text:p text:style-name="P56"/>
          </table:table-cell>
        </table:table-row>
      </table:table>
      <text:p text:style-name="P53"/>
      <text:p text:style-name="P53"/>
      <text:p text:style-name="P1">Activation function:</text:p>
      <text:p text:style-name="P7">f(x) = 2.<text:span text:style-name="T53">0 </text:span>* x</text:p>
      <text:p text:style-name="P7"/>
      <text:p text:style-name="P1"><text:bookmark-start text:name="__DdeLink__23_3192626484"/>derivative <draw:frame draw:style-name="fr1" draw:name="Object1" text:anchor-type="as-char" svg:y="-0.2598in" svg:width="0.8457in" svg:height="0.4083in" draw:z-index="7"><draw:object xlink:href="./Object 1" xlink:type="simple" xlink:show="embed" xlink:actuate="onLoad"/><draw:image xlink:href="./ObjectReplacements/Object 1" xlink:type="simple" xlink:show="embed" xlink:actuate="onLoad"/></draw:frame><text:bookmark-end text:name="__DdeLink__23_3192626484"/></text:p>
      <text:p text:style-name="P1"/>
      <text:p text:style-name="P15"><text:span text:style-name="T54">F</text:span>orward pass:</text:p>
      <text:p text:style-name="P7"/>
      <text:p text:style-name="P7">a<text:span text:style-name="T2">1</text:span> = <text:span text:style-name="T55">w</text:span><text:span text:style-name="T2">11</text:span> * <text:span text:style-name="T55">x</text:span><text:span text:style-name="T2">11</text:span></text:p>
      <text:p text:style-name="P54"><text:span text:style-name="T1">h</text:span><text:span text:style-name="T2">1 </text:span><text:span text:style-name="T1">= f(a</text:span><text:span text:style-name="T3">1</text:span><text:span text:style-name="T1">) = 2 * a</text:span><text:span text:style-name="T3">1</text:span></text:p>
      <text:p text:style-name="P7"/>
      <text:p text:style-name="P7">a<text:span text:style-name="T2">21</text:span> = <text:span text:style-name="T55">w</text:span><text:span text:style-name="T2">21 </text:span>* h<text:span text:style-name="T2">1</text:span></text:p>
      <text:p text:style-name="P7">a<text:span text:style-name="T2">22</text:span> = <text:span text:style-name="T55">w</text:span><text:span text:style-name="T2">22 </text:span>* h<text:span text:style-name="T2">1</text:span></text:p>
      <text:p text:style-name="P7"/>
      <text:p text:style-name="P7">o<text:span text:style-name="T2">1 </text:span>= f(a<text:span text:style-name="T2">21</text:span>) <text:s/>= 2.<text:span text:style-name="T53">0</text:span> * a<text:span text:style-name="T2">21</text:span></text:p>
      <text:p text:style-name="P7"><text:span text:style-name="T46">o</text:span><text:span text:style-name="T2">2 </text:span>= f(a<text:span text:style-name="T2">22</text:span>) = 2.<text:span text:style-name="T53">0</text:span> * a<text:span text:style-name="T2">22</text:span>;</text:p>
      <text:p text:style-name="P7"/>
      <text:p text:style-name="P7"/>
      <text:p text:style-name="P35"><text:span text:style-name="T56">with real values</text:span>: </text:p>
      <text:p text:style-name="P35"/>
      <text:p text:style-name="P8">a<text:span text:style-name="T2">1</text:span> = <text:span text:style-name="T55">w</text:span><text:span text:style-name="T2">11</text:span> * <text:span text:style-name="T55">x</text:span><text:span text:style-name="T2">11 </text:span><text:span text:style-name="T19">= 0.5 * 3.0 = 1.5</text:span></text:p>
      <text:p text:style-name="P8"><text:span text:style-name="T18">h</text:span><text:span text:style-name="T4">1 </text:span><text:span text:style-name="T18">= f(a</text:span><text:span text:style-name="T2">1</text:span><text:span text:style-name="T18">) = 2.</text:span><text:span text:style-name="T31">0</text:span><text:span text:style-name="T18"> * a</text:span><text:span text:style-name="T2">1</text:span><text:span text:style-name="T18"> </text:span><text:span text:style-name="T19">= 2.</text:span><text:span text:style-name="T20">0 </text:span><text:span text:style-name="T19">* 1.5 <text:s/>= 3</text:span><text:span text:style-name="T20">.0</text:span></text:p>
      <text:p text:style-name="P8"><text:span text:style-name="T19"/></text:p>
      <text:p text:style-name="P8">a<text:span text:style-name="T2">21</text:span> = <text:span text:style-name="T55">w</text:span><text:span text:style-name="T2">21 </text:span>* h<text:span text:style-name="T2">1</text:span><text:span text:style-name="T18"> </text:span><text:span text:style-name="T19">= </text:span><text:span text:style-name="T20">0.2 * 3 = 0.6</text:span></text:p>
      <text:p text:style-name="P8">a<text:span text:style-name="T2">22</text:span> = <text:span text:style-name="T55">w</text:span><text:span text:style-name="T2">22 </text:span>* h<text:span text:style-name="T2">1 </text:span><text:span text:style-name="T19">= </text:span><text:span text:style-name="T20">0.1 * 3.0 </text:span><text:span text:style-name="T21">= 0.3</text:span></text:p>
      <text:p text:style-name="P8"/>
      <text:p text:style-name="P8">o<text:span text:style-name="T2">1 </text:span>= f(a<text:span text:style-name="T2">21</text:span>) <text:s/>= 2.<text:span text:style-name="T54">0</text:span> * a<text:span text:style-name="T2">21 </text:span><text:span text:style-name="T19">= </text:span><text:span text:style-name="T22">1.2</text:span><text:span text:style-name="T19"> </text:span></text:p>
      <text:p text:style-name="P8"><text:span text:style-name="T45">o</text:span><text:span text:style-name="T4">2 </text:span><text:span text:style-name="T19">= f(a</text:span><text:span text:style-name="T4">22</text:span><text:span text:style-name="T19">) = 2.</text:span><text:span text:style-name="T22">0</text:span><text:span text:style-name="T19"> * a</text:span><text:span text:style-name="T4">22 </text:span><text:span text:style-name="T19">= </text:span><text:span text:style-name="T22">0.6</text:span></text:p>
      <text:p text:style-name="P8"><text:span text:style-name="T22"/></text:p>
      <text:p text:style-name="P8"><text:span text:style-name="T22"/></text:p>
      <text:p text:style-name="P36"><text:span text:style-name="T29">T</text:span><text:span text:style-name="T23">arget value</text:span><text:span text:style-name="T30">s</text:span><text:span text:style-name="T23">:</text:span><text:span text:style-name="T18"> [2.0, 1.0]</text:span></text:p>
      <text:p text:style-name="P36"><text:span text:style-name="T56">Errors</text:span> = [e<text:span text:style-name="T2">1</text:span>, e<text:span text:style-name="T2">2</text:span>]</text:p>
      <text:p text:style-name="P36"/>
      <text:p text:style-name="P39"><text:span text:style-name="T56">Loss function:</text:span> mean squared error (mse)</text:p>
      <text:p text:style-name="P36"/>
      <text:p text:style-name="P36">e<text:span text:style-name="T2">1 </text:span>= <draw:frame draw:style-name="fr1" draw:name="Object2" text:anchor-type="as-char" svg:y="-0.172in" svg:width="0.8047in" svg:height="0.2193in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37"><text:span text:style-name="T22">e</text:span><text:span text:style-name="T6">2</text:span><text:span text:style-name="T5"> </text:span><text:span text:style-name="T22">= </text:span><text:span text:style-name="T22"><draw:frame draw:style-name="fr1" draw:name="Object3" text:anchor-type="as-char" svg:y="-0.172in" svg:width="0.8098in" svg:height="0.2193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7"><text:span text:style-name="T22"/></text:p>
      <text:p text:style-name="P37"><text:soft-page-break/><text:span text:style-name="T22"/></text:p>
      <text:p text:style-name="P40"><text:span text:style-name="T23">Backward pass:</text:span></text:p>
      <text:p text:style-name="P40"><text:span text:style-name="T23"/></text:p>
      <text:p text:style-name="P19">1. Calculate derivative of <text:span text:style-name="T62"><text:s/></text:span><text:span text:style-name="T62"><draw:frame draw:style-name="fr1" draw:name="Object10" text:anchor-type="as-char" svg:y="-0.2689in" svg:width="0.4429in" svg:height="0.4425in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45"><text:bookmark-start text:name="__DdeLink__26_3192626484"/><text:span text:style-name="T62"/></text:p>
      <text:p text:style-name="P2"><draw:frame draw:style-name="fr1" draw:name="Object4" text:anchor-type="as-char" svg:y="-0.2689in" svg:width="1.7992in" svg:height="0.4425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text:bookmark-end text:name="__DdeLink__26_3192626484"/></text:p>
      <text:p text:style-name="P7"/>
      <text:p text:style-name="P35"/>
      <text:p text:style-name="P48"><text:span text:style-name="T56">Calculation</text:span>: </text:p>
      <text:p text:style-name="P41"/>
      <text:p text:style-name="P3"><draw:frame draw:style-name="fr1" draw:name="Object5" text:anchor-type="as-char" svg:y="-0.2689in" svg:width="1.472in" svg:height="0.4425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1"/>
      <text:p text:style-name="P3"><draw:frame draw:style-name="fr1" draw:name="Object6" text:anchor-type="as-char" svg:y="-0.2689in" svg:width="0.7602in" svg:height="0.4425in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1"/>
      <text:p text:style-name="P3"><draw:frame draw:style-name="fr1" draw:name="Object7" text:anchor-type="as-char" svg:y="-0.2689in" svg:width="1.0693in" svg:height="0.4425in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41"><text:s/><text:span text:style-name="T55">Together:</text:span></text:p>
      <text:p text:style-name="P41"/>
      <text:p text:style-name="P3"><draw:frame draw:style-name="fr1" draw:name="Object8" text:anchor-type="as-char" svg:y="-0.2689in" svg:width="1.7992in" svg:height="0.4425in" draw:z-index="14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55">= 2.0 * 0.8 * (-1) * 2.0 * 3 = -9,6</text:span></text:p>
      <text:p text:style-name="P3"/>
      <text:p text:style-name="P23">Manual derivative check:</text:p>
      <text:p text:style-name="P48"/>
      <text:p text:style-name="P9">a<text:span text:style-name="T2">1</text:span> = <text:span text:style-name="T55">w</text:span><text:span text:style-name="T2">11</text:span> * <text:span text:style-name="T55">x</text:span><text:span text:style-name="T2">11 </text:span><text:span text:style-name="T19">= 0.5 * 3.0 = 1.5</text:span></text:p>
      <text:p text:style-name="P9"><text:span text:style-name="T18">h</text:span><text:span text:style-name="T4">1 </text:span><text:span text:style-name="T18">= f(a</text:span><text:span text:style-name="T2">1</text:span><text:span text:style-name="T18">) = 2.</text:span><text:span text:style-name="T31">0</text:span><text:span text:style-name="T18"> * a</text:span><text:span text:style-name="T2">1</text:span><text:span text:style-name="T18"> </text:span><text:span text:style-name="T19">= 2.</text:span><text:span text:style-name="T20">0 </text:span><text:span text:style-name="T19">* 1.5 <text:s/>= 3</text:span><text:span text:style-name="T20">.0</text:span></text:p>
      <text:p text:style-name="P9"><text:span text:style-name="T19"/></text:p>
      <text:p text:style-name="P9">a<text:span text:style-name="T2">21</text:span> = <text:span text:style-name="T61">(</text:span><text:span text:style-name="T55">w</text:span><text:span text:style-name="T2">21</text:span><text:span text:style-name="T18"> </text:span><text:span text:style-name="T33">+ 0.000001) </text:span>* h<text:span text:style-name="T2">1</text:span><text:span text:style-name="T18"> </text:span><text:span text:style-name="T19">= </text:span><text:span text:style-name="T24">(</text:span><text:span text:style-name="T25">0.2 </text:span><text:span text:style-name="T24">+ 0.000001)</text:span><text:span text:style-name="T25"> *</text:span><text:span text:style-name="T20"> 3 = 0.6</text:span></text:p>
      <text:p text:style-name="P9"/>
      <text:p text:style-name="P9">o<text:span text:style-name="T2">1 </text:span>= f(a<text:span text:style-name="T2">21</text:span>) <text:s/>= 2.<text:span text:style-name="T54">0</text:span> * a<text:span text:style-name="T2">21 </text:span><text:span text:style-name="T19">= </text:span><text:span text:style-name="T22">1.2</text:span><text:span text:style-name="T32">00006</text:span></text:p>
      <text:p text:style-name="P9"><text:span text:style-name="T32"/></text:p>
      <text:p text:style-name="P45"><text:span text:style-name="T18"/></text:p>
      <text:p text:style-name="P9"><draw:frame draw:style-name="fr1" draw:name="Object9" text:anchor-type="as-char" svg:y="-0.2799in" svg:width="3.5366in" svg:height="0.4283in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9"/>
      <text:p text:style-name="P19">2. Calculate derivative of <text:span text:style-name="T62"><text:s/></text:span><text:span text:style-name="T62"><draw:frame draw:style-name="fr1" draw:name="Object11" text:anchor-type="as-char" svg:y="-0.2689in" svg:width="0.4429in" svg:height="0.4425in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46"><text:bookmark-start text:name="__DdeLink__26_31926264841"/><text:span text:style-name="T62"/></text:p>
      <text:p text:style-name="P4"><draw:frame draw:style-name="fr1" draw:name="Object12" text:anchor-type="as-char" svg:y="-0.2689in" svg:width="1.8016in" svg:height="0.4425in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text:bookmark-end text:name="__DdeLink__26_31926264841"/></text:p>
      <text:p text:style-name="P42"/>
      <text:p text:style-name="P4"><draw:frame draw:style-name="fr1" draw:name="Object13" text:anchor-type="as-char" svg:y="-0.2689in" svg:width="1.4756in" svg:height="0.4425in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2"/>
      <text:p text:style-name="P4"><text:soft-page-break/><draw:frame draw:style-name="fr1" draw:name="Object14" text:anchor-type="as-char" svg:y="-0.2689in" svg:width="0.7602in" svg:height="0.4425in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2"/>
      <text:p text:style-name="P4"><draw:frame draw:style-name="fr1" draw:name="Object15" text:anchor-type="as-char" svg:y="-0.2689in" svg:width="1.0693in" svg:height="0.4425in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4"/>
      <text:p text:style-name="P42"><text:s/><text:span text:style-name="T55">Together:</text:span></text:p>
      <text:p text:style-name="P4"><text:bookmark-start text:name="__DdeLink__26_319262648411"/></text:p>
      <text:p text:style-name="P4"><draw:frame draw:style-name="fr1" draw:name="Object16" text:anchor-type="as-char" svg:y="-0.2689in" svg:width="1.8016in" svg:height="0.4425in" draw:z-index="22"><draw:object xlink:href="./Object 16" xlink:type="simple" xlink:show="embed" xlink:actuate="onLoad"/><draw:image xlink:href="./ObjectReplacements/Object 16" xlink:type="simple" xlink:show="embed" xlink:actuate="onLoad"/><svg:desc>formula</svg:desc></draw:frame><text:bookmark-end text:name="__DdeLink__26_319262648411"/><text:span text:style-name="T59">=</text:span><text:span text:style-name="T55">2.0 * 0.</text:span><text:span text:style-name="T59">4</text:span><text:span text:style-name="T55"> * (-1) * 2.0 * 3 = -</text:span><text:span text:style-name="T60">4</text:span><text:span text:style-name="T55">,</text:span><text:span text:style-name="T60">8</text:span></text:p>
      <text:p text:style-name="P25"><text:span text:style-name="T62"/></text:p>
      <text:p text:style-name="P24">Manual derivative check:</text:p>
      <text:p text:style-name="P49"/>
      <text:p text:style-name="P10">a<text:span text:style-name="T2">1</text:span> = <text:span text:style-name="T55">w</text:span><text:span text:style-name="T2">11</text:span> * <text:span text:style-name="T55">x</text:span><text:span text:style-name="T2">11 </text:span><text:span text:style-name="T19">= 0.5 * 3.0 = 1.5</text:span></text:p>
      <text:p text:style-name="P10"><text:span text:style-name="T18">h</text:span><text:span text:style-name="T4">1 </text:span><text:span text:style-name="T18">= f(a</text:span><text:span text:style-name="T2">1</text:span><text:span text:style-name="T18">) = 2.</text:span><text:span text:style-name="T31">0</text:span><text:span text:style-name="T18"> * a</text:span><text:span text:style-name="T2">1</text:span><text:span text:style-name="T18"> </text:span><text:span text:style-name="T19">= 2.</text:span><text:span text:style-name="T20">0 </text:span><text:span text:style-name="T19">* 1.5 <text:s/>= 3</text:span><text:span text:style-name="T20">.0</text:span></text:p>
      <text:p text:style-name="P10"><text:span text:style-name="T20"/></text:p>
      <text:p text:style-name="P10">a<text:span text:style-name="T2">22</text:span> = <text:span text:style-name="T61">(</text:span><text:span text:style-name="T55">w</text:span><text:span text:style-name="T2">22</text:span><text:span text:style-name="T18"> <text:s/></text:span><text:span text:style-name="T2"><text:s/></text:span><text:span text:style-name="T33">+ 0.</text:span><text:span text:style-name="T33">0000</text:span><text:span text:style-name="T33">1</text:span><text:span text:style-name="T33">)</text:span><text:span text:style-name="T33"> *</text:span><text:span text:style-name="T18"> </text:span>h<text:span text:style-name="T2">1 </text:span><text:span text:style-name="T19">= </text:span><text:span text:style-name="T33">(</text:span><text:span text:style-name="T20">0.1 </text:span><text:span text:style-name="T33">+ 0.00001) </text:span><text:span text:style-name="T20">* 3.0 </text:span><text:span text:style-name="T21">= 0.3</text:span><text:span text:style-name="T34">00003</text:span></text:p>
      <text:p text:style-name="P10"><text:span text:style-name="T45">o</text:span><text:span text:style-name="T4">2 </text:span><text:span text:style-name="T19">= f(a</text:span><text:span text:style-name="T4">22</text:span><text:span text:style-name="T19">) = 2.</text:span><text:span text:style-name="T22">0</text:span><text:span text:style-name="T19"> * a</text:span><text:span text:style-name="T4">22 </text:span><text:span text:style-name="T19">= </text:span><text:span text:style-name="T22">0.6</text:span><text:span text:style-name="T34">00006</text:span></text:p>
      <text:p text:style-name="P10"><text:span text:style-name="T32"/></text:p>
      <text:p text:style-name="P47"><text:span text:style-name="T18"/></text:p>
      <text:p text:style-name="P16"><text:span text:style-name="T62"><draw:frame draw:style-name="fr1" draw:name="Object17" text:anchor-type="as-char" svg:y="-0.2799in" svg:width="3.5083in" svg:height="0.4283in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6"><text:span text:style-name="T62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8"><text:span text:style-name="T62">Recollection:</text:span></text:p>
            <text:p text:style-name="P17"><text:span text:style-name="T54">F</text:span>orward pass:</text:p>
            <text:p text:style-name="P11"/>
            <text:p text:style-name="P50">a<text:span text:style-name="T2">1</text:span> = <text:span text:style-name="T55">w</text:span><text:span text:style-name="T2">11</text:span> * <text:span text:style-name="T55">x</text:span><text:span text:style-name="T2">11</text:span></text:p>
            <text:p text:style-name="P52"><text:span text:style-name="T1">h</text:span><text:span text:style-name="T2">1 </text:span><text:span text:style-name="T1">= f(a</text:span><text:span text:style-name="T3">1</text:span><text:span text:style-name="T1">) = 2 * a</text:span><text:span text:style-name="T3">1</text:span></text:p>
            <text:p text:style-name="P50"/>
            <text:p text:style-name="P50">a<text:span text:style-name="T2">21</text:span> = <text:span text:style-name="T55">w</text:span><text:span text:style-name="T2">21 </text:span>* h<text:span text:style-name="T2">1</text:span></text:p>
            <text:p text:style-name="P50">a<text:span text:style-name="T2">22</text:span> = <text:span text:style-name="T55">w</text:span><text:span text:style-name="T2">22 </text:span>* h<text:span text:style-name="T2">1</text:span></text:p>
            <text:p text:style-name="P50"/>
            <text:p text:style-name="P50">o<text:span text:style-name="T2">1 </text:span>= f(a<text:span text:style-name="T2">21</text:span>) <text:s/>= 2.<text:span text:style-name="T53">0</text:span> * a<text:span text:style-name="T2">21</text:span></text:p>
            <text:p text:style-name="P50"><text:span text:style-name="T36">o</text:span><text:span text:style-name="T8">2 </text:span><text:span text:style-name="T62">= f(a</text:span><text:span text:style-name="T8">22</text:span><text:span text:style-name="T62">) = 2.</text:span><text:span text:style-name="T63">0</text:span><text:span text:style-name="T62"> * a</text:span><text:span text:style-name="T8">22</text:span></text:p>
            <text:p text:style-name="P50"><text:span text:style-name="T8"/></text:p>
            <text:p text:style-name="P38">e<text:span text:style-name="T2">1 </text:span>= <draw:frame draw:style-name="fr1" draw:name="Object21" text:anchor-type="as-char" svg:y="-0.172in" svg:width="0.8047in" svg:height="0.2193in" draw:z-index="2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text:p text:style-name="P51"><text:span text:style-name="T37">e</text:span><text:span text:style-name="T9">2</text:span><text:span text:style-name="T10"> </text:span><text:span text:style-name="T37">= </text:span><text:span text:style-name="T37"><draw:frame draw:style-name="fr1" draw:name="Object20" text:anchor-type="as-char" svg:y="-0.172in" svg:width="0.8098in" svg:height="0.2193in" draw:z-index="25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  <text:p text:style-name="P51"><text:span text:style-name="T37"/></text:p>
          </table:table-cell>
        </table:table-row>
      </table:table>
      <text:p text:style-name="P16"><text:span text:style-name="T62"/></text:p>
      <text:p text:style-name="P16"><text:span text:style-name="T62"/></text:p>
      <text:p text:style-name="P22">2. Calculate derivative of <text:span text:style-name="T62"><draw:frame draw:style-name="fr1" draw:name="Object32" text:anchor-type="as-char" svg:y="-0.2689in" svg:width="1.4709in" svg:height="0.4425in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20"><text:span text:style-name="T62"/></text:p>
      <text:p text:style-name="P31">Calculate first <draw:frame draw:style-name="fr1" draw:name="Object18" text:anchor-type="as-char" svg:y="-0.2689in" svg:width="0.4429in" svg:height="0.4425in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1"/>
      <text:p text:style-name="P20"><text:span text:style-name="T62"><draw:frame draw:style-name="fr1" draw:name="Object19" text:anchor-type="as-char" svg:y="-0.2689in" svg:width="2.6283in" svg:height="0.4425in" draw:z-index="2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0"/>
      <text:p text:style-name="P29"><text:soft-page-break/>Derivative is already calculated in the output layer:</text:p>
      <text:p text:style-name="P20"><text:s/><draw:frame draw:style-name="fr1" draw:name="Object22" text:anchor-type="as-char" svg:y="-0.2689in" svg:width="0.8217in" svg:height="0.4425in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43"/>
      <text:p text:style-name="P5"><draw:frame draw:style-name="fr1" draw:name="Object25" text:anchor-type="as-char" svg:y="-0.2689in" svg:width="1.472in" svg:height="0.4425in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3"/>
      <text:p text:style-name="P26"><draw:frame draw:style-name="fr1" draw:name="Object24" text:anchor-type="as-char" svg:y="-0.2689in" svg:width="0.7602in" svg:height="0.4425in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0"/>
      <text:p text:style-name="P29">So need to further calculate the other values:</text:p>
      <text:p text:style-name="P29"><draw:frame draw:style-name="fr1" draw:name="Object23" text:anchor-type="as-char" svg:y="-0.2689in" svg:width="2.6283in" svg:height="0.4425in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0"/>
      <text:p text:style-name="P20"><draw:frame draw:style-name="fr1" draw:name="Object26" text:anchor-type="as-char" svg:y="-0.2689in" svg:width="1.1209in" svg:height="0.4425in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0"/>
      <text:p text:style-name="P21"><draw:frame draw:style-name="fr1" draw:name="Object27" text:anchor-type="as-char" svg:y="-0.2689in" svg:width="0.7102in" svg:height="0.4425in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1"/>
      <text:p text:style-name="P21"><draw:frame draw:style-name="fr1" draw:name="Object28" text:anchor-type="as-char" svg:y="-0.2689in" svg:width="1.2063in" svg:height="0.4425in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1"/>
      <text:p text:style-name="P21"/>
      <text:p text:style-name="P29">Altogether:</text:p>
      <text:p text:style-name="P29"><draw:frame draw:style-name="fr1" draw:name="Object29" text:anchor-type="as-char" svg:y="-0.2689in" svg:width="5.5764in" svg:height="0.4425in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9"/>
      <text:p text:style-name="P29"/>
      <text:p text:style-name="P30">Manual derivative check:</text:p>
      <text:p text:style-name="P12"><text:span text:style-name="T64">a</text:span><text:span text:style-name="T15">1</text:span><text:span text:style-name="T64"> = </text:span><text:span text:style-name="T57">(</text:span><text:span text:style-name="T58">w</text:span><text:span text:style-name="T13">11</text:span><text:span text:style-name="T23"> </text:span><text:span text:style-name="T26"><text:s/></text:span><text:span text:style-name="T26">+ 0.000001</text:span><text:span text:style-name="T26">)</text:span><text:span text:style-name="T23"> </text:span><text:span text:style-name="T64">* </text:span><text:span text:style-name="T65">x</text:span><text:span text:style-name="T15">11 </text:span><text:span text:style-name="T48"><text:s/>= 1.500003</text:span></text:p>
      <text:p text:style-name="P12"><text:span text:style-name="T18">h</text:span><text:span text:style-name="T4">1 </text:span><text:span text:style-name="T18">= f(a</text:span><text:span text:style-name="T2">1</text:span><text:span text:style-name="T18">) = 2.</text:span><text:span text:style-name="T31">0</text:span><text:span text:style-name="T18"> * a</text:span><text:span text:style-name="T2">1</text:span><text:span text:style-name="T18"> </text:span><text:span text:style-name="T19">= 2.</text:span><text:span text:style-name="T20">0 </text:span><text:span text:style-name="T19">* 1.</text:span><text:span text:style-name="T48">500003</text:span><text:span text:style-name="T19"> <text:s/>= 3</text:span><text:span text:style-name="T20">.0</text:span><text:span text:style-name="T47">00006</text:span></text:p>
      <text:p text:style-name="P12">a<text:span text:style-name="T2">21</text:span> = <text:span text:style-name="T55">w</text:span><text:span text:style-name="T2">21 </text:span>* h<text:span text:style-name="T2">1</text:span><text:span text:style-name="T18"> </text:span><text:span text:style-name="T19">= </text:span><text:span text:style-name="T20">0.2 * </text:span><text:span text:style-name="T19">3</text:span><text:span text:style-name="T20">.0</text:span><text:span text:style-name="T47">00006</text:span><text:span text:style-name="T20"> = 0.6</text:span><text:span text:style-name="T47">000012</text:span></text:p>
      <text:p text:style-name="P13">o<text:span text:style-name="T2">1 </text:span>= f(a<text:span text:style-name="T2">21</text:span>) <text:s/>= 2.<text:span text:style-name="T54">0</text:span> * a<text:span text:style-name="T2">21 </text:span><text:span text:style-name="T19">= </text:span><text:span text:style-name="T51">2.0 * </text:span><text:span text:style-name="T18">a</text:span><text:span text:style-name="T2">21</text:span><text:span text:style-name="T18"> = </text:span><text:span text:style-name="T31">w</text:span><text:span text:style-name="T2">21 </text:span><text:span text:style-name="T18">* h</text:span><text:span text:style-name="T2">1</text:span><text:span text:style-name="T18"> </text:span><text:span text:style-name="T19">= </text:span><text:span text:style-name="T51">2.0</text:span><text:span text:style-name="T20"> * 0.6</text:span><text:span text:style-name="T47">000012</text:span><text:span text:style-name="T20"> = </text:span><text:span text:style-name="T51">1,2000024</text:span></text:p>
      <text:p text:style-name="P13"><text:span text:style-name="T51"/></text:p>
      <text:p text:style-name="P13"><text:span text:style-name="T39"/></text:p>
      <text:p text:style-name="P13"><text:span text:style-name="T39"><draw:frame draw:style-name="fr1" draw:name="Object30" text:anchor-type="as-char" svg:y="-0.2799in" svg:width="3.8311in" svg:height="0.4283in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13"><text:span text:style-name="T39"/></text:p>
      <text:p text:style-name="P31"><text:span text:style-name="T39">Calculate </text:span><text:span text:style-name="T38">then</text:span><text:span text:style-name="T39"> </text:span><text:span text:style-name="T39"><draw:frame draw:style-name="fr1" draw:name="Object31" text:anchor-type="as-char" svg:y="-0.2689in" svg:width="0.4429in" svg:height="0.4425in" draw:z-index="3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31"><text:span text:style-name="T39"><draw:frame draw:style-name="fr1" draw:name="Object33" text:anchor-type="as-char" svg:y="-0.2689in" svg:width="2.6311in" svg:height="0.4425in" draw:z-index="39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44"/>
      <text:p text:style-name="P6"><draw:frame draw:style-name="fr1" draw:name="Object35" text:anchor-type="as-char" svg:y="-0.2689in" svg:width="1.4756in" svg:height="0.4425in" draw:z-index="4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4"/>
      <text:p text:style-name="P27"><text:soft-page-break/><text:span text:style-name="T39"><draw:frame draw:style-name="fr1" draw:name="Object34" text:anchor-type="as-char" svg:y="-0.2689in" svg:width="0.7602in" svg:height="0.4425in" draw:z-index="40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27"><text:span text:style-name="T39"/></text:p>
      <text:p text:style-name="P27"><text:span text:style-name="T39"><draw:frame draw:style-name="fr1" draw:name="Object36" text:anchor-type="as-char" svg:y="-0.2689in" svg:width="1.1209in" svg:height="0.4425in" draw:z-index="42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27"><text:span text:style-name="T39"/></text:p>
      <text:p text:style-name="P27"><text:span text:style-name="T39"><draw:frame draw:style-name="fr1" draw:name="Object37" text:anchor-type="as-char" svg:y="-0.2689in" svg:width="0.7102in" svg:height="0.4425in" draw:z-index="43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<text:p text:style-name="P27"><text:span text:style-name="T39"/></text:p>
      <text:p text:style-name="P27"><text:span text:style-name="T39"><draw:frame draw:style-name="fr1" draw:name="Object38" text:anchor-type="as-char" svg:y="-0.2689in" svg:width="0.7929in" svg:height="0.4425in" draw:z-index="44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<text:p text:style-name="P27"><text:span text:style-name="T39"/></text:p>
      <text:p text:style-name="P31"><text:span text:style-name="T39">A</text:span><text:span text:style-name="T38">ltogether:</text:span></text:p>
      <text:p text:style-name="P31"><text:span text:style-name="T38"/></text:p>
      <text:p text:style-name="P27"><text:span text:style-name="T39"><draw:frame draw:style-name="fr1" draw:name="Object39" text:anchor-type="as-char" svg:y="-0.2689in" svg:width="5.5811in" svg:height="0.4425in" draw:z-index="45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p>
      <text:p text:style-name="P27"><text:span text:style-name="T39"/></text:p>
      <text:p text:style-name="P27"><text:span text:style-name="T39"/></text:p>
      <text:p text:style-name="P31"><text:span text:style-name="T36">M</text:span><text:span text:style-name="T35">anual derivative check</text:span><text:span text:style-name="T38">:</text:span></text:p>
      <text:p text:style-name="P14"><text:span text:style-name="T49">a</text:span><text:span text:style-name="T16">1</text:span><text:span text:style-name="T49"> = </text:span><text:span text:style-name="T26">(</text:span><text:span text:style-name="T27">w</text:span><text:span text:style-name="T14">11</text:span><text:span text:style-name="T28"> </text:span><text:span text:style-name="T26"><text:s/>+ 0.000001)</text:span><text:span text:style-name="T28"> </text:span><text:span text:style-name="T49">* </text:span><text:span text:style-name="T50">x</text:span><text:span text:style-name="T16">11 </text:span><text:span text:style-name="T48"><text:s/>= 1.500003</text:span></text:p>
      <text:p text:style-name="P14"><text:span text:style-name="T20">h</text:span><text:span text:style-name="T4">1 </text:span><text:span text:style-name="T20">= f(a</text:span><text:span text:style-name="T17">1</text:span><text:span text:style-name="T20">) = 2.</text:span><text:span text:style-name="T31">0</text:span><text:span text:style-name="T20"> * a</text:span><text:span text:style-name="T17">1</text:span><text:span text:style-name="T20"> </text:span><text:span text:style-name="T19">= 2.</text:span><text:span text:style-name="T20">0 </text:span><text:span text:style-name="T19">* 1.</text:span><text:span text:style-name="T48">500003</text:span><text:span text:style-name="T19"> <text:s/>= 3</text:span><text:span text:style-name="T20">.0</text:span><text:span text:style-name="T47">00006</text:span></text:p>
      <text:p text:style-name="P14"><text:span text:style-name="T19"/></text:p>
      <text:p text:style-name="P14"><text:span text:style-name="T20"/></text:p>
      <text:p text:style-name="P14">a<text:span text:style-name="T2">22</text:span> = <text:span text:style-name="T55">w</text:span><text:span text:style-name="T2">22 </text:span>* h<text:span text:style-name="T2">1 </text:span><text:span text:style-name="T19">= </text:span><text:span text:style-name="T20">0.1 * </text:span><text:span text:style-name="T19">3</text:span><text:span text:style-name="T20">.0</text:span><text:span text:style-name="T47">00006</text:span><text:span text:style-name="T20"> </text:span><text:span text:style-name="T21">= 0.3</text:span><text:span text:style-name="T52">000006</text:span></text:p>
      <text:p text:style-name="P18"><text:span text:style-name="T39">o</text:span><text:span text:style-name="T12">2 </text:span><text:span text:style-name="T40">= f(a</text:span><text:span text:style-name="T12">22</text:span><text:span text:style-name="T40">) = 2.</text:span><text:span text:style-name="T41">0</text:span><text:span text:style-name="T40"> * a</text:span><text:span text:style-name="T12">22 </text:span><text:span text:style-name="T40">= </text:span><text:span text:style-name="T42">2.0 * </text:span><text:span text:style-name="T43">0.3</text:span><text:span text:style-name="T42">000006 = </text:span><text:span text:style-name="T41">0.6</text:span><text:span text:style-name="T42">000012</text:span></text:p>
      <text:p text:style-name="P18"><text:span text:style-name="T42"/></text:p>
      <text:p text:style-name="P18"><text:span text:style-name="T42"><draw:frame draw:style-name="fr1" draw:name="Object40" text:anchor-type="as-char" svg:y="-0.2799in" svg:width="3.8299in" svg:height="0.4283in" draw:z-index="46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18"><text:span text:style-name="T42"/></text:p>
      <text:p text:style-name="P18"><text:span text:style-name="T42"><draw:frame draw:style-name="fr1" draw:name="Object41" text:anchor-type="as-char" svg:y="-0.2689in" svg:width="3.1681in" svg:height="0.4425in" draw:z-index="4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32"><text:span text:style-name="T42">C</text:span><text:span text:style-name="T38">onclusion:</text:span></text:p>
      <text:p text:style-name="P32"><text:span text:style-name="T38"/></text:p>
      <text:p text:style-name="P32"><text:span text:style-name="T38">As one can see the partial derivative of the output layer is <text:s/>propagated in direction of the input layer. Thus a general backpropagation rule can be formulated as:</text:span></text:p>
      <text:p text:style-name="P32"><text:span text:style-name="T38"/></text:p>
      <text:p text:style-name="P33"><text:span text:style-name="T38">Gradient o</text:span><text:span text:style-name="T11">ji </text:span><text:span text:style-name="T38">is a partial derivative that is used to update the weight with index ji, in other words the weight from hidden neuron j to the output neuron i. <text:s/></text:span></text:p>
      <text:p text:style-name="P32"><text:span text:style-name="T38"/></text:p>
      <text:p text:style-name="P32"><text:span text:style-name="T38"><draw:frame draw:style-name="fr1" draw:name="Object42" text:anchor-type="as-char" svg:y="-0.2689in" svg:width="1.7028in" svg:height="0.4425in" draw:z-index="48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34"><text:span text:style-name="T3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17:06:36.344922125</meta:creation-date>
    <dc:date>2023-01-01T19:14:53.843663173</dc:date>
    <meta:editing-duration>PT1H25M8S</meta:editing-duration>
    <meta:editing-cycles>34</meta:editing-cycles>
    <meta:generator>LibreOffice/7.3.7.2$Linux_X86_64 LibreOffice_project/30$Build-2</meta:generator>
    <meta:document-statistic meta:table-count="2" meta:image-count="0" meta:object-count="42" meta:page-count="5" meta:paragraph-count="101" meta:word-count="518" meta:character-count="2229" meta:non-whitespace-character-count="1745"/>
  </office:meta>
</office:document-meta>
</file>

<file path=Object 1/content.xml><?xml version="1.0" encoding="utf-8"?>
<math xmlns="http://www.w3.org/1998/Math/MathML" display="block">
  <semantics>
    <mrow>
      <mfrac>
        <mrow>
          <mi mathvariant="italic">df</mi>
          <mrow>
            <mo fence="true" form="prefix" stretchy="false">(</mo>
            <mrow>
              <mi>x</mi>
            </mrow>
            <mo fence="true" form="postfix" stretchy="false">)</mo>
          </mrow>
        </mrow>
        <mi mathvariant="italic">dx</mi>
      </mfrac>
      <mo stretchy="false">=</mo>
      <mn>2.0</mn>
    </mrow>
    <annotation encoding="StarMath 5.0">{{df(x)}} over dx = 2.0</annotation>
  </semantics>
</math>
</file>

<file path=Object 10/content.xml><?xml version="1.0" encoding="utf-8"?>
<math xmlns="http://www.w3.org/1998/Math/MathML" display="block">
  <semantics>
    <mfrac>
      <mrow>
        <mo stretchy="false">∂</mo>
        <msub>
          <mi>e</mi>
          <mn>1</mn>
        </msub>
      </mrow>
      <mrow>
        <mo stretchy="false">∂</mo>
        <msub>
          <mi>w</mi>
          <mn>21</mn>
        </msub>
      </mrow>
    </mfrac>
    <annotation encoding="StarMath 5.0">{partial e_1} over {partial w_21}</annotation>
  </semantics>
</math>
</file>

<file path=Object 11/content.xml><?xml version="1.0" encoding="utf-8"?>
<math xmlns="http://www.w3.org/1998/Math/MathML" display="block">
  <semantics>
    <mfrac>
      <mrow>
        <mo stretchy="false">∂</mo>
        <msub>
          <mi>e</mi>
          <mn>2</mn>
        </msub>
      </mrow>
      <mrow>
        <mo stretchy="false">∂</mo>
        <msub>
          <mi>w</mi>
          <mn>22</mn>
        </msub>
      </mrow>
    </mfrac>
    <annotation encoding="StarMath 5.0">{partial e_2} over {partial w_22}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sub>
            <mi>e</mi>
            <mn>2</mn>
          </msub>
        </mrow>
        <mrow>
          <mo stretchy="false">∂</mo>
          <msub>
            <mi>w</mi>
            <mn>22</mn>
          </msub>
        </mrow>
      </mfrac>
      <mo stretchy="false">=</mo>
      <mrow>
        <mstyle mathvariant="bold">
          <mfrac>
            <mrow>
              <mo stretchy="false">∂</mo>
              <msub>
                <mi>e</mi>
                <mn>2</mn>
              </msub>
            </mrow>
            <mrow>
              <mo stretchy="false">∂</mo>
              <msub>
                <mi>o</mi>
                <mn>2</mn>
              </msub>
            </mrow>
          </mfrac>
        </mstyle>
        <mo stretchy="false">∗</mo>
        <mstyle mathvariant="bold">
          <mfrac>
            <mrow>
              <mo stretchy="false">∂</mo>
              <msub>
                <mi>o</mi>
                <mn>2</mn>
              </msub>
            </mrow>
            <mrow>
              <mo stretchy="false">∂</mo>
              <msub>
                <mi>a</mi>
                <mn>22</mn>
              </msub>
            </mrow>
          </mfrac>
        </mstyle>
        <mo stretchy="false">∗</mo>
        <mfrac>
          <mrow>
            <mo stretchy="false">∂</mo>
            <msub>
              <mi>a</mi>
              <mn>22</mn>
            </msub>
          </mrow>
          <mrow>
            <mo stretchy="false">∂</mo>
            <msub>
              <mi>w</mi>
              <mn>22</mn>
            </msub>
          </mrow>
        </mfrac>
      </mrow>
    </mrow>
    <annotation encoding="StarMath 5.0">{partial e_2} over {partial w_22} = bold {{partial e_2} over {partial o_2}} * bold {{partial o_2} over {partial a_22}} * {{partial a_22} over {partial w_22}}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sub>
            <mi>e</mi>
            <mn>2</mn>
          </msub>
        </mrow>
        <mrow>
          <mo stretchy="false">∂</mo>
          <msub>
            <mi>o</mi>
            <mn>2</mn>
          </msub>
        </mrow>
      </mfrac>
      <mo stretchy="false">=</mo>
      <mrow>
        <mn>2.0</mn>
        <mo stretchy="false">∗</mo>
        <mn>0.4</mn>
        <mo stretchy="false">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</mrow>
    </mrow>
    <annotation encoding="StarMath 5.0"> {{partial e_2} over {partial o_2}} = 2.0 * 0.4 * (-1)</annotation>
  </semantics>
</math>
</file>

<file path=Object 14/content.xml><?xml version="1.0" encoding="utf-8"?>
<math xmlns="http://www.w3.org/1998/Math/MathML" display="block">
  <semantics>
    <mrow>
      <mfrac>
        <mrow>
          <mo stretchy="false">∂</mo>
          <msub>
            <mi>o</mi>
            <mn>2</mn>
          </msub>
        </mrow>
        <mrow>
          <mo stretchy="false">∂</mo>
          <msub>
            <mi>a</mi>
            <mn>22</mn>
          </msub>
        </mrow>
      </mfrac>
      <mo stretchy="false">=</mo>
      <mn>2.0</mn>
    </mrow>
    <annotation encoding="StarMath 5.0">{{partial o_2} over {partial a_22}}  = 2.0</annotation>
  </semantics>
</math>
</file>

<file path=Object 15/content.xml><?xml version="1.0" encoding="utf-8"?>
<math xmlns="http://www.w3.org/1998/Math/MathML" display="block">
  <semantics>
    <mrow>
      <mfrac>
        <mrow>
          <mo stretchy="false">∂</mo>
          <msub>
            <mi>a</mi>
            <mn>22</mn>
          </msub>
        </mrow>
        <mrow>
          <mo stretchy="false">∂</mo>
          <msub>
            <mi>w</mi>
            <mn>22</mn>
          </msub>
        </mrow>
      </mfrac>
      <mo stretchy="false">=</mo>
      <msub>
        <mi>h</mi>
        <mn>1</mn>
      </msub>
      <mo stretchy="false">=</mo>
      <mn>3.0</mn>
    </mrow>
    <annotation encoding="StarMath 5.0">{{partial a_22} over {partial w_22}} = h_1 = 3.0</annotation>
  </semantics>
</math>
</file>

<file path=Object 16/content.xml><?xml version="1.0" encoding="utf-8"?>
<math xmlns="http://www.w3.org/1998/Math/MathML" display="block">
  <semantics>
    <mrow>
      <mfrac>
        <mrow>
          <mo stretchy="false">∂</mo>
          <msub>
            <mi>e</mi>
            <mn>2</mn>
          </msub>
        </mrow>
        <mrow>
          <mo stretchy="false">∂</mo>
          <msub>
            <mi>w</mi>
            <mn>22</mn>
          </msub>
        </mrow>
      </mfrac>
      <mo stretchy="false">=</mo>
      <mrow>
        <mstyle mathvariant="bold">
          <mfrac>
            <mrow>
              <mo stretchy="false">∂</mo>
              <msub>
                <mi>e</mi>
                <mn>2</mn>
              </msub>
            </mrow>
            <mrow>
              <mo stretchy="false">∂</mo>
              <msub>
                <mi>o</mi>
                <mn>2</mn>
              </msub>
            </mrow>
          </mfrac>
        </mstyle>
        <mo stretchy="false">∗</mo>
        <mstyle mathvariant="bold">
          <mfrac>
            <mrow>
              <mo stretchy="false">∂</mo>
              <msub>
                <mi>o</mi>
                <mn>2</mn>
              </msub>
            </mrow>
            <mrow>
              <mo stretchy="false">∂</mo>
              <msub>
                <mi>a</mi>
                <mn>22</mn>
              </msub>
            </mrow>
          </mfrac>
        </mstyle>
        <mo stretchy="false">∗</mo>
        <mfrac>
          <mrow>
            <mo stretchy="false">∂</mo>
            <msub>
              <mi>a</mi>
              <mn>22</mn>
            </msub>
          </mrow>
          <mrow>
            <mo stretchy="false">∂</mo>
            <msub>
              <mi>w</mi>
              <mn>22</mn>
            </msub>
          </mrow>
        </mfrac>
      </mrow>
    </mrow>
    <annotation encoding="StarMath 5.0">{partial e_2} over {partial w_22} = bold {{partial e_2} over {partial o_2}} * bold {{partial o_2} over {partial a_22}} * {{partial a_22} over {partial w_22}}</annotation>
  </semantics>
</math>
</file>

<file path=Object 17/content.xml><?xml version="1.0" encoding="utf-8"?>
<math xmlns="http://www.w3.org/1998/Math/MathML" display="block">
  <semantics>
    <mrow>
      <mfrac>
        <mrow>
          <msup>
            <mrow>
              <mo fence="true" form="prefix" stretchy="false">(</mo>
              <mrow>
                <mrow>
                  <mn>1.0</mn>
                  <mo stretchy="false">−</mo>
                  <mn>0.600006</mn>
                </mrow>
              </mrow>
              <mo fence="true" form="postfix" stretchy="false">)</mo>
            </mrow>
            <mn>2</mn>
          </msup>
          <mo stretchy="false">−</mo>
          <msup>
            <mrow>
              <mo fence="true" form="prefix" stretchy="false">(</mo>
              <mrow>
                <mrow>
                  <mn>1.0</mn>
                  <mo stretchy="false">−</mo>
                  <mn>0.6</mn>
                </mrow>
              </mrow>
              <mo fence="true" form="postfix" stretchy="false">)</mo>
            </mrow>
            <mn>2</mn>
          </msup>
        </mrow>
        <mn>0.000001</mn>
      </mfrac>
      <mo stretchy="false">=</mo>
      <mrow>
        <mo stretchy="false">−</mo>
        <mn>4,799964</mn>
      </mrow>
      <mo stretchy="false">≈</mo>
      <mrow>
        <mo stretchy="false">−</mo>
        <mn>4.8</mn>
      </mrow>
    </mrow>
    <annotation encoding="StarMath 5.0">{(1.0 - 0.600006)^2 - (1.0 - 0.6)^2} over {0.000001} = -4,799964 approx -4.8</annotation>
  </semantics>
</math>
</file>

<file path=Object 18/content.xml><?xml version="1.0" encoding="utf-8"?>
<math xmlns="http://www.w3.org/1998/Math/MathML" display="block">
  <semantics>
    <mfrac>
      <mrow>
        <mo stretchy="false">∂</mo>
        <msub>
          <mi>e</mi>
          <mn>1</mn>
        </msub>
      </mrow>
      <mrow>
        <mo stretchy="false">∂</mo>
        <msub>
          <mi>w</mi>
          <mn>11</mn>
        </msub>
      </mrow>
    </mfrac>
    <annotation encoding="StarMath 5.0">{partial e_1} over {partial w_11}</annotation>
  </semantics>
</math>
</file>

<file path=Object 19/content.xml><?xml version="1.0" encoding="utf-8"?>
<math xmlns="http://www.w3.org/1998/Math/MathML" display="block">
  <semantics>
    <mrow>
      <mfrac>
        <mrow>
          <mo stretchy="false">∂</mo>
          <msub>
            <mi>e</mi>
            <mn>1</mn>
          </msub>
        </mrow>
        <mrow>
          <mo stretchy="false">∂</mo>
          <msub>
            <mi>w</mi>
            <mn>11</mn>
          </msub>
        </mrow>
      </mfrac>
      <mo stretchy="false">=</mo>
      <mrow>
        <mstyle mathvariant="bold">
          <mfrac>
            <mrow>
              <mo stretchy="false">∂</mo>
              <msub>
                <mi>e</mi>
                <mn>1</mn>
              </msub>
            </mrow>
            <mrow>
              <mo stretchy="false">∂</mo>
              <msub>
                <mi>o</mi>
                <mn>1</mn>
              </msub>
            </mrow>
          </mfrac>
        </mstyle>
        <mo stretchy="false">∗</mo>
        <mstyle mathvariant="bold">
          <mfrac>
            <mrow>
              <mo stretchy="false">∂</mo>
              <msub>
                <mi>o</mi>
                <mn>1</mn>
              </msub>
            </mrow>
            <mrow>
              <mo stretchy="false">∂</mo>
              <msub>
                <mi>a</mi>
                <mn>21</mn>
              </msub>
            </mrow>
          </mfrac>
        </mstyle>
        <mo stretchy="false">∗</mo>
        <mfrac>
          <mrow>
            <mo stretchy="false">∂</mo>
            <msub>
              <mi>a</mi>
              <mn>21</mn>
            </msub>
          </mrow>
          <mrow>
            <mo stretchy="false">∂</mo>
            <msub>
              <mi>h</mi>
              <mn>1</mn>
            </msub>
          </mrow>
        </mfrac>
        <mo stretchy="false">∗</mo>
        <mfrac>
          <mrow>
            <mo stretchy="false">∂</mo>
            <msub>
              <mi>h</mi>
              <mn>1</mn>
            </msub>
          </mrow>
          <mrow>
            <mo stretchy="false">∂</mo>
            <msub>
              <mi>a</mi>
              <mn>1</mn>
            </msub>
          </mrow>
        </mfrac>
        <mo stretchy="false">∗</mo>
        <mfrac>
          <mrow>
            <mo stretchy="false">∂</mo>
            <msub>
              <mi>a</mi>
              <mn>1</mn>
            </msub>
          </mrow>
          <mrow>
            <mo stretchy="false">∂</mo>
            <msub>
              <mi>w</mi>
              <mn>11</mn>
            </msub>
          </mrow>
        </mfrac>
      </mrow>
    </mrow>
    <annotation encoding="StarMath 5.0">{partial e_1} over {partial w_11} = bold {{partial e_1} over {partial o_1}} * bold {{partial o_1} over {partial a_21}} * {{partial a_21} over {partial h_1}} * {{partial h_1} over {partial a_1}} * {{partial a_1} over {partial w_11}}</annotation>
  </semantics>
</math>
</file>

<file path=Object 2/content.xml><?xml version="1.0" encoding="utf-8"?>
<math xmlns="http://www.w3.org/1998/Math/MathML" display="block">
  <semantics>
    <msup>
      <mrow>
        <mo fence="true" form="prefix" stretchy="false">(</mo>
        <mrow>
          <mrow>
            <mn>2.0</mn>
            <mi>–</mi>
            <mn>1.2</mn>
          </mrow>
        </mrow>
        <mo fence="true" form="postfix" stretchy="false">)</mo>
      </mrow>
      <mn>2</mn>
    </msup>
    <annotation encoding="StarMath 5.0">(2.0 – 1.2)^2</annotation>
  </semantics>
</math>
</file>

<file path=Object 20/content.xml><?xml version="1.0" encoding="utf-8"?>
<math xmlns="http://www.w3.org/1998/Math/MathML" display="block">
  <semantics>
    <msup>
      <mrow>
        <mo fence="true" form="prefix" stretchy="false">(</mo>
        <mrow>
          <mrow>
            <mn>1.0</mn>
            <mi>–</mi>
            <mn>0.6</mn>
          </mrow>
        </mrow>
        <mo fence="true" form="postfix" stretchy="false">)</mo>
      </mrow>
      <mn>2</mn>
    </msup>
    <annotation encoding="StarMath 5.0">(1.0 – 0.6)^2</annotation>
  </semantics>
</math>
</file>

<file path=Object 21/content.xml><?xml version="1.0" encoding="utf-8"?>
<math xmlns="http://www.w3.org/1998/Math/MathML" display="block">
  <semantics>
    <msup>
      <mrow>
        <mo fence="true" form="prefix" stretchy="false">(</mo>
        <mrow>
          <mrow>
            <mn>2.0</mn>
            <mi>–</mi>
            <mn>1.2</mn>
          </mrow>
        </mrow>
        <mo fence="true" form="postfix" stretchy="false">)</mo>
      </mrow>
      <mn>2</mn>
    </msup>
    <annotation encoding="StarMath 5.0">(2.0 – 1.2)^2</annotation>
  </semantics>
</math>
</file>

<file path=Object 22/content.xml><?xml version="1.0" encoding="utf-8"?>
<math xmlns="http://www.w3.org/1998/Math/MathML" display="block">
  <semantics>
    <mrow>
      <mstyle mathvariant="bold">
        <mfrac>
          <mrow>
            <mo stretchy="false">∂</mo>
            <msub>
              <mi>e</mi>
              <mn>1</mn>
            </msub>
          </mrow>
          <mrow>
            <mo stretchy="false">∂</mo>
            <msub>
              <mi>o</mi>
              <mn>1</mn>
            </msub>
          </mrow>
        </mfrac>
      </mstyle>
      <mo stretchy="false">∗</mo>
      <mstyle mathvariant="bold">
        <mfrac>
          <mrow>
            <mo stretchy="false">∂</mo>
            <msub>
              <mi>o</mi>
              <mn>1</mn>
            </msub>
          </mrow>
          <mrow>
            <mo stretchy="false">∂</mo>
            <msub>
              <mi>a</mi>
              <mn>21</mn>
            </msub>
          </mrow>
        </mfrac>
      </mstyle>
    </mrow>
    <annotation encoding="StarMath 5.0">bold {{partial e_1} over {partial o_1}} * bold{{partial o_1} over {partial a_21}}</annotation>
  </semantics>
</math>
</file>

<file path=Object 23/content.xml><?xml version="1.0" encoding="utf-8"?>
<math xmlns="http://www.w3.org/1998/Math/MathML" display="block">
  <semantics>
    <mrow>
      <mfrac>
        <mrow>
          <mo stretchy="false">∂</mo>
          <msub>
            <mi>e</mi>
            <mn>1</mn>
          </msub>
        </mrow>
        <mrow>
          <mo stretchy="false">∂</mo>
          <msub>
            <mi>w</mi>
            <mn>11</mn>
          </msub>
        </mrow>
      </mfrac>
      <mo stretchy="false">=</mo>
      <mrow>
        <mstyle mathvariant="bold">
          <mfrac>
            <mrow>
              <mo stretchy="false">∂</mo>
              <msub>
                <mi>e</mi>
                <mn>1</mn>
              </msub>
            </mrow>
            <mrow>
              <mo stretchy="false">∂</mo>
              <msub>
                <mi>o</mi>
                <mn>1</mn>
              </msub>
            </mrow>
          </mfrac>
        </mstyle>
        <mo stretchy="false">∗</mo>
        <mstyle mathvariant="bold">
          <mfrac>
            <mrow>
              <mo stretchy="false">∂</mo>
              <msub>
                <mi>o</mi>
                <mn>1</mn>
              </msub>
            </mrow>
            <mrow>
              <mo stretchy="false">∂</mo>
              <msub>
                <mi>a</mi>
                <mn>21</mn>
              </msub>
            </mrow>
          </mfrac>
        </mstyle>
        <mo stretchy="false">∗</mo>
        <mfrac>
          <mrow>
            <mo stretchy="false">∂</mo>
            <msub>
              <mi>a</mi>
              <mn>21</mn>
            </msub>
          </mrow>
          <mrow>
            <mo stretchy="false">∂</mo>
            <msub>
              <mi>h</mi>
              <mn>1</mn>
            </msub>
          </mrow>
        </mfrac>
        <mo stretchy="false">∗</mo>
        <mfrac>
          <mrow>
            <mo stretchy="false">∂</mo>
            <msub>
              <mi>h</mi>
              <mn>1</mn>
            </msub>
          </mrow>
          <mrow>
            <mo stretchy="false">∂</mo>
            <msub>
              <mi>a</mi>
              <mn>1</mn>
            </msub>
          </mrow>
        </mfrac>
        <mo stretchy="false">∗</mo>
        <mfrac>
          <mrow>
            <mo stretchy="false">∂</mo>
            <msub>
              <mi>a</mi>
              <mn>1</mn>
            </msub>
          </mrow>
          <mrow>
            <mo stretchy="false">∂</mo>
            <msub>
              <mi>w</mi>
              <mn>11</mn>
            </msub>
          </mrow>
        </mfrac>
      </mrow>
    </mrow>
    <annotation encoding="StarMath 5.0">{partial e_1} over {partial w_11} = bold {{partial e_1} over {partial o_1}} * bold {{partial o_1} over {partial a_21}} * {{partial a_21} over {partial h_1}} * {{partial h_1} over {partial a_1}} * {{partial a_1} over {partial w_11}}</annotation>
  </semantics>
</math>
</file>

<file path=Object 24/content.xml><?xml version="1.0" encoding="utf-8"?>
<math xmlns="http://www.w3.org/1998/Math/MathML" display="block">
  <semantics>
    <mrow>
      <mfrac>
        <mrow>
          <mo stretchy="false">∂</mo>
          <msub>
            <mi>o</mi>
            <mn>1</mn>
          </msub>
        </mrow>
        <mrow>
          <mo stretchy="false">∂</mo>
          <msub>
            <mi>a</mi>
            <mn>21</mn>
          </msub>
        </mrow>
      </mfrac>
      <mo stretchy="false">=</mo>
      <mn>2.0</mn>
    </mrow>
    <annotation encoding="StarMath 5.0">{{partial o_1} over {partial a_21}}  = 2.0</annotation>
  </semantics>
</math>
</file>

<file path=Object 25/content.xml><?xml version="1.0" encoding="utf-8"?>
<math xmlns="http://www.w3.org/1998/Math/MathML" display="block">
  <semantics>
    <mrow>
      <mfrac>
        <mrow>
          <mo stretchy="false">∂</mo>
          <msub>
            <mi>e</mi>
            <mn>1</mn>
          </msub>
        </mrow>
        <mrow>
          <mo stretchy="false">∂</mo>
          <msub>
            <mi>o</mi>
            <mn>1</mn>
          </msub>
        </mrow>
      </mfrac>
      <mo stretchy="false">=</mo>
      <mrow>
        <mn>2.0</mn>
        <mo stretchy="false">∗</mo>
        <mn>0.8</mn>
        <mo stretchy="false">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</mrow>
    </mrow>
    <annotation encoding="StarMath 5.0"> {{partial e_1} over {partial o_1}} = 2.0 * 0.8 * (-1)</annotation>
  </semantics>
</math>
</file>

<file path=Object 26/content.xml><?xml version="1.0" encoding="utf-8"?>
<math xmlns="http://www.w3.org/1998/Math/MathML" display="block">
  <semantics>
    <mrow>
      <mfrac>
        <mrow>
          <mo stretchy="false">∂</mo>
          <msub>
            <mi>a</mi>
            <mn>21</mn>
          </msub>
        </mrow>
        <mrow>
          <mo stretchy="false">∂</mo>
          <msub>
            <mi>h</mi>
            <mn>1</mn>
          </msub>
        </mrow>
      </mfrac>
      <mo stretchy="false">=</mo>
      <msub>
        <mi>w</mi>
        <mn>21</mn>
      </msub>
      <mo stretchy="false">=</mo>
      <mn>0.2</mn>
    </mrow>
    <annotation encoding="StarMath 5.0"> {{partial a_21} over {partial h_1}} = w_21 =  0.2</annotation>
  </semantics>
</math>
</file>

<file path=Object 27/content.xml><?xml version="1.0" encoding="utf-8"?>
<math xmlns="http://www.w3.org/1998/Math/MathML" display="block">
  <semantics>
    <mrow>
      <mfrac>
        <mrow>
          <mo stretchy="false">∂</mo>
          <msub>
            <mi>h</mi>
            <mn>1</mn>
          </msub>
        </mrow>
        <mrow>
          <mo stretchy="false">∂</mo>
          <msub>
            <mi>a</mi>
            <mn>1</mn>
          </msub>
        </mrow>
      </mfrac>
      <mo stretchy="false">=</mo>
      <mn>2.0</mn>
    </mrow>
    <annotation encoding="StarMath 5.0">{{partial h_1} over {partial a_1}} = 2.0</annotation>
  </semantics>
</math>
</file>

<file path=Object 28/content.xml><?xml version="1.0" encoding="utf-8"?>
<math xmlns="http://www.w3.org/1998/Math/MathML" display="block">
  <semantics>
    <mrow>
      <mrow>
        <mfrac>
          <mrow>
            <mo stretchy="false">∂</mo>
            <msub>
              <mi>a</mi>
              <mn>1</mn>
            </msub>
          </mrow>
          <mrow>
            <mo stretchy="false">∂</mo>
            <msub>
              <mi>w</mi>
              <mn>11</mn>
            </msub>
          </mrow>
        </mfrac>
        <mo stretchy="false">=</mo>
        <mi>x</mi>
      </mrow>
      <mrow>
        <mn>11</mn>
        <mo stretchy="false">=</mo>
        <mn>3.0</mn>
      </mrow>
    </mrow>
    <annotation encoding="StarMath 5.0">{{partial a_1} over {partial w_11}} = x11 = 3.0</annotation>
  </semantics>
</math>
</file>

<file path=Object 29/content.xml><?xml version="1.0" encoding="utf-8"?>
<math xmlns="http://www.w3.org/1998/Math/MathML" display="block">
  <semantics>
    <mrow>
      <mfrac>
        <mrow>
          <mo stretchy="false">∂</mo>
          <msub>
            <mi>e</mi>
            <mn>1</mn>
          </msub>
        </mrow>
        <mrow>
          <mo stretchy="false">∂</mo>
          <msub>
            <mi>w</mi>
            <mn>11</mn>
          </msub>
        </mrow>
      </mfrac>
      <mo stretchy="false">=</mo>
      <mrow>
        <mstyle mathvariant="bold">
          <mfrac>
            <mrow>
              <mo stretchy="false">∂</mo>
              <msub>
                <mi>e</mi>
                <mn>1</mn>
              </msub>
            </mrow>
            <mrow>
              <mo stretchy="false">∂</mo>
              <msub>
                <mi>o</mi>
                <mn>1</mn>
              </msub>
            </mrow>
          </mfrac>
        </mstyle>
        <mo stretchy="false">∗</mo>
        <mstyle mathvariant="bold">
          <mfrac>
            <mrow>
              <mo stretchy="false">∂</mo>
              <msub>
                <mi>o</mi>
                <mn>1</mn>
              </msub>
            </mrow>
            <mrow>
              <mo stretchy="false">∂</mo>
              <msub>
                <mi>a</mi>
                <mn>21</mn>
              </msub>
            </mrow>
          </mfrac>
        </mstyle>
        <mo stretchy="false">∗</mo>
        <mfrac>
          <mrow>
            <mo stretchy="false">∂</mo>
            <msub>
              <mi>a</mi>
              <mn>21</mn>
            </msub>
          </mrow>
          <mrow>
            <mo stretchy="false">∂</mo>
            <msub>
              <mi>h</mi>
              <mn>1</mn>
            </msub>
          </mrow>
        </mfrac>
        <mo stretchy="false">∗</mo>
        <mfrac>
          <mrow>
            <mo stretchy="false">∂</mo>
            <msub>
              <mi>h</mi>
              <mn>1</mn>
            </msub>
          </mrow>
          <mrow>
            <mo stretchy="false">∂</mo>
            <msub>
              <mi>a</mi>
              <mn>1</mn>
            </msub>
          </mrow>
        </mfrac>
        <mo stretchy="false">∗</mo>
        <mfrac>
          <mrow>
            <mo stretchy="false">∂</mo>
            <msub>
              <mi>a</mi>
              <mn>1</mn>
            </msub>
          </mrow>
          <mrow>
            <mo stretchy="false">∂</mo>
            <msub>
              <mi>w</mi>
              <mn>11</mn>
            </msub>
          </mrow>
        </mfrac>
      </mrow>
      <mo stretchy="false">=</mo>
      <mrow>
        <mn>2.0</mn>
        <mo stretchy="false">∗</mo>
        <mn>0.8</mn>
        <mo stretchy="false">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o stretchy="false">∗</mo>
        <mn>2.0</mn>
        <mo stretchy="false">∗</mo>
        <mn>0.2</mn>
        <mo stretchy="false">∗</mo>
        <mn>2.0</mn>
        <mo stretchy="false">∗</mo>
        <mn>3.0</mn>
      </mrow>
      <mo stretchy="false">=</mo>
      <mrow>
        <mo stretchy="false">−</mo>
        <mn>3.84</mn>
      </mrow>
    </mrow>
    <annotation encoding="StarMath 5.0">{partial e_1} over {partial w_11} = bold {{partial e_1} over {partial o_1}} * bold {{partial o_1} over {partial a_21}} * {{partial a_21} over {partial h_1}} * {{partial h_1} over {partial a_1}} * {{partial a_1} over {partial w_11}} = 2.0 * 0.8 * (-1) * 2.0 * 0.2 * 2.0 * 3.0 = -3.84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1.0</mn>
            <mi>–</mi>
            <mn>0.6</mn>
          </mrow>
        </mrow>
        <mo fence="true" form="postfix" stretchy="false">)</mo>
      </mrow>
      <mn>2</mn>
    </msup>
    <annotation encoding="StarMath 5.0">(1.0 – 0.6)^2</annotation>
  </semantics>
</math>
</file>

<file path=Object 30/content.xml><?xml version="1.0" encoding="utf-8"?>
<math xmlns="http://www.w3.org/1998/Math/MathML" display="block">
  <semantics>
    <mrow>
      <mfrac>
        <mrow>
          <msup>
            <mrow>
              <mo fence="true" form="prefix" stretchy="false">(</mo>
              <mrow>
                <mrow>
                  <mn>2.0</mn>
                  <mo stretchy="false">−</mo>
                  <mn>1.2000024</mn>
                </mrow>
              </mrow>
              <mo fence="true" form="postfix" stretchy="false">)</mo>
            </mrow>
            <mn>2</mn>
          </msup>
          <mo stretchy="false">−</mo>
          <msup>
            <mrow>
              <mo fence="true" form="prefix" stretchy="false">(</mo>
              <mrow>
                <mrow>
                  <mn>2.0</mn>
                  <mo stretchy="false">−</mo>
                  <mn>1.2</mn>
                </mrow>
              </mrow>
              <mo fence="true" form="postfix" stretchy="false">)</mo>
            </mrow>
            <mn>2</mn>
          </msup>
        </mrow>
        <mn>0.000001</mn>
      </mfrac>
      <mo stretchy="false">=</mo>
      <mrow>
        <mo stretchy="false">−</mo>
        <mn>3,83999424</mn>
      </mrow>
      <mo stretchy="false">≈</mo>
      <mrow>
        <mo stretchy="false">−</mo>
        <mn>3.84</mn>
      </mrow>
    </mrow>
    <annotation encoding="StarMath 5.0">{(2.0 - 1.2000024)^2 - (2.0 - 1.2)^2} over {0.000001} = -3,83999424 approx -3.84</annotation>
  </semantics>
</math>
</file>

<file path=Object 31/content.xml><?xml version="1.0" encoding="utf-8"?>
<math xmlns="http://www.w3.org/1998/Math/MathML" display="block">
  <semantics>
    <mfrac>
      <mrow>
        <mo stretchy="false">∂</mo>
        <msub>
          <mi>e</mi>
          <mn>2</mn>
        </msub>
      </mrow>
      <mrow>
        <mo stretchy="false">∂</mo>
        <msub>
          <mi>w</mi>
          <mn>11</mn>
        </msub>
      </mrow>
    </mfrac>
    <annotation encoding="StarMath 5.0">{partial e_2} over {partial w_11}</annotation>
  </semantics>
</math>
</file>

<file path=Object 32/content.xml><?xml version="1.0" encoding="utf-8"?>
<math xmlns="http://www.w3.org/1998/Math/MathML" display="block">
  <semantics>
    <mrow>
      <mfrac>
        <mrow>
          <mo stretchy="false">∂</mo>
          <msub>
            <mi>e</mi>
            <mi mathvariant="italic">total</mi>
          </msub>
        </mrow>
        <mrow>
          <mo stretchy="false">∂</mo>
          <msub>
            <mi>w</mi>
            <mn>11</mn>
          </msub>
        </mrow>
      </mfrac>
      <mo stretchy="false">=</mo>
      <mrow>
        <mfrac>
          <mrow>
            <mo stretchy="false">∂</mo>
            <msub>
              <mi>e</mi>
              <mn>1</mn>
            </msub>
          </mrow>
          <mrow>
            <mo stretchy="false">∂</mo>
            <msub>
              <mi>w</mi>
              <mn>11</mn>
            </msub>
          </mrow>
        </mfrac>
        <mo stretchy="false">+</mo>
        <mfrac>
          <mrow>
            <mo stretchy="false">∂</mo>
            <msub>
              <mi>e</mi>
              <mn>2</mn>
            </msub>
          </mrow>
          <mrow>
            <mo stretchy="false">∂</mo>
            <msub>
              <mi>w</mi>
              <mn>11</mn>
            </msub>
          </mrow>
        </mfrac>
      </mrow>
    </mrow>
    <annotation encoding="StarMath 5.0">{partial e_total} over {partial w_11} = {partial e_1} over {partial w_11} + {partial e_2} over {partial w_11}</annotation>
  </semantics>
</math>
</file>

<file path=Object 33/content.xml><?xml version="1.0" encoding="utf-8"?>
<math xmlns="http://www.w3.org/1998/Math/MathML" display="block">
  <semantics>
    <mrow>
      <mfrac>
        <mrow>
          <mo stretchy="false">∂</mo>
          <msub>
            <mi>e</mi>
            <mn>2</mn>
          </msub>
        </mrow>
        <mrow>
          <mo stretchy="false">∂</mo>
          <msub>
            <mi>w</mi>
            <mn>11</mn>
          </msub>
        </mrow>
      </mfrac>
      <mo stretchy="false">=</mo>
      <mrow>
        <mstyle mathvariant="bold">
          <mfrac>
            <mrow>
              <mo stretchy="false">∂</mo>
              <msub>
                <mi>e</mi>
                <mn>2</mn>
              </msub>
            </mrow>
            <mrow>
              <mo stretchy="false">∂</mo>
              <msub>
                <mi>o</mi>
                <mn>2</mn>
              </msub>
            </mrow>
          </mfrac>
        </mstyle>
        <mo stretchy="false">∗</mo>
        <mstyle mathvariant="bold">
          <mfrac>
            <mrow>
              <mo stretchy="false">∂</mo>
              <msub>
                <mi>o</mi>
                <mn>2</mn>
              </msub>
            </mrow>
            <mrow>
              <mo stretchy="false">∂</mo>
              <msub>
                <mi>a</mi>
                <mn>22</mn>
              </msub>
            </mrow>
          </mfrac>
        </mstyle>
        <mo stretchy="false">∗</mo>
        <mfrac>
          <mrow>
            <mo stretchy="false">∂</mo>
            <msub>
              <mi>a</mi>
              <mn>22</mn>
            </msub>
          </mrow>
          <mrow>
            <mo stretchy="false">∂</mo>
            <msub>
              <mi>h</mi>
              <mn>1</mn>
            </msub>
          </mrow>
        </mfrac>
        <mo stretchy="false">∗</mo>
        <mfrac>
          <mrow>
            <mo stretchy="false">∂</mo>
            <msub>
              <mi>h</mi>
              <mn>1</mn>
            </msub>
          </mrow>
          <mrow>
            <mo stretchy="false">∂</mo>
            <msub>
              <mi>a</mi>
              <mn>1</mn>
            </msub>
          </mrow>
        </mfrac>
        <mo stretchy="false">∗</mo>
        <mfrac>
          <mrow>
            <mo stretchy="false">∂</mo>
            <msub>
              <mi>a</mi>
              <mn>1</mn>
            </msub>
          </mrow>
          <mrow>
            <mo stretchy="false">∂</mo>
            <msub>
              <mi>w</mi>
              <mn>11</mn>
            </msub>
          </mrow>
        </mfrac>
      </mrow>
    </mrow>
    <annotation encoding="StarMath 5.0">{partial e_2} over {partial w_11} = bold {{partial e_2} over {partial o_2}} * bold {{partial o_2} over {partial a_22}} * {{partial a_22} over {partial h_1}} * {{partial h_1} over {partial a_1}} * {{partial a_1} over {partial w_11}}</annotation>
  </semantics>
</math>
</file>

<file path=Object 34/content.xml><?xml version="1.0" encoding="utf-8"?>
<math xmlns="http://www.w3.org/1998/Math/MathML" display="block">
  <semantics>
    <mrow>
      <mfrac>
        <mrow>
          <mo stretchy="false">∂</mo>
          <msub>
            <mi>o</mi>
            <mn>2</mn>
          </msub>
        </mrow>
        <mrow>
          <mo stretchy="false">∂</mo>
          <msub>
            <mi>a</mi>
            <mn>22</mn>
          </msub>
        </mrow>
      </mfrac>
      <mo stretchy="false">=</mo>
      <mn>2.0</mn>
    </mrow>
    <annotation encoding="StarMath 5.0">{{partial o_2} over {partial a_22}}  = 2.0</annotation>
  </semantics>
</math>
</file>

<file path=Object 35/content.xml><?xml version="1.0" encoding="utf-8"?>
<math xmlns="http://www.w3.org/1998/Math/MathML" display="block">
  <semantics>
    <mrow>
      <mfrac>
        <mrow>
          <mo stretchy="false">∂</mo>
          <msub>
            <mi>e</mi>
            <mn>2</mn>
          </msub>
        </mrow>
        <mrow>
          <mo stretchy="false">∂</mo>
          <msub>
            <mi>o</mi>
            <mn>2</mn>
          </msub>
        </mrow>
      </mfrac>
      <mo stretchy="false">=</mo>
      <mrow>
        <mn>2.0</mn>
        <mo stretchy="false">∗</mo>
        <mn>0.4</mn>
        <mo stretchy="false">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</mrow>
    </mrow>
    <annotation encoding="StarMath 5.0"> {{partial e_2} over {partial o_2}} = 2.0 * 0.4 * (-1)</annotation>
  </semantics>
</math>
</file>

<file path=Object 36/content.xml><?xml version="1.0" encoding="utf-8"?>
<math xmlns="http://www.w3.org/1998/Math/MathML" display="block">
  <semantics>
    <mrow>
      <mfrac>
        <mrow>
          <mo stretchy="false">∂</mo>
          <msub>
            <mi>a</mi>
            <mn>22</mn>
          </msub>
        </mrow>
        <mrow>
          <mo stretchy="false">∂</mo>
          <msub>
            <mi>h</mi>
            <mn>1</mn>
          </msub>
        </mrow>
      </mfrac>
      <mo stretchy="false">=</mo>
      <msub>
        <mi>w</mi>
        <mn>22</mn>
      </msub>
      <mo stretchy="false">=</mo>
      <mn>0.1</mn>
    </mrow>
    <annotation encoding="StarMath 5.0"> {{partial a_22} over {partial h_1}} = w_22 = 0.1</annotation>
  </semantics>
</math>
</file>

<file path=Object 37/content.xml><?xml version="1.0" encoding="utf-8"?>
<math xmlns="http://www.w3.org/1998/Math/MathML" display="block">
  <semantics>
    <mrow>
      <mfrac>
        <mrow>
          <mo stretchy="false">∂</mo>
          <msub>
            <mi>h</mi>
            <mn>1</mn>
          </msub>
        </mrow>
        <mrow>
          <mo stretchy="false">∂</mo>
          <msub>
            <mi>a</mi>
            <mn>1</mn>
          </msub>
        </mrow>
      </mfrac>
      <mo stretchy="false">=</mo>
      <mn>2.0</mn>
    </mrow>
    <annotation encoding="StarMath 5.0">{{partial h_1} over {partial a_1}} = 2.0</annotation>
  </semantics>
</math>
</file>

<file path=Object 38/content.xml><?xml version="1.0" encoding="utf-8"?>
<math xmlns="http://www.w3.org/1998/Math/MathML" display="block">
  <semantics>
    <mrow>
      <mfrac>
        <mrow>
          <mo stretchy="false">∂</mo>
          <msub>
            <mi>a</mi>
            <mn>1</mn>
          </msub>
        </mrow>
        <mrow>
          <mo stretchy="false">∂</mo>
          <msub>
            <mi>w</mi>
            <mn>11</mn>
          </msub>
        </mrow>
      </mfrac>
      <mo stretchy="false">=</mo>
      <mn>3.0</mn>
    </mrow>
    <annotation encoding="StarMath 5.0">{{partial a_1} over {partial w_11}} = 3.0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e</mi>
            <mn>2</mn>
          </msub>
        </mrow>
        <mrow>
          <mo stretchy="false">∂</mo>
          <msub>
            <mi>w</mi>
            <mn>11</mn>
          </msub>
        </mrow>
      </mfrac>
      <mo stretchy="false">=</mo>
      <mrow>
        <mstyle mathvariant="bold">
          <mfrac>
            <mrow>
              <mo stretchy="false">∂</mo>
              <msub>
                <mi>e</mi>
                <mn>2</mn>
              </msub>
            </mrow>
            <mrow>
              <mo stretchy="false">∂</mo>
              <msub>
                <mi>o</mi>
                <mn>2</mn>
              </msub>
            </mrow>
          </mfrac>
        </mstyle>
        <mo stretchy="false">∗</mo>
        <mstyle mathvariant="bold">
          <mfrac>
            <mrow>
              <mo stretchy="false">∂</mo>
              <msub>
                <mi>o</mi>
                <mn>2</mn>
              </msub>
            </mrow>
            <mrow>
              <mo stretchy="false">∂</mo>
              <msub>
                <mi>a</mi>
                <mn>22</mn>
              </msub>
            </mrow>
          </mfrac>
        </mstyle>
        <mo stretchy="false">∗</mo>
        <mfrac>
          <mrow>
            <mo stretchy="false">∂</mo>
            <msub>
              <mi>a</mi>
              <mn>22</mn>
            </msub>
          </mrow>
          <mrow>
            <mo stretchy="false">∂</mo>
            <msub>
              <mi>h</mi>
              <mn>1</mn>
            </msub>
          </mrow>
        </mfrac>
        <mo stretchy="false">∗</mo>
        <mfrac>
          <mrow>
            <mo stretchy="false">∂</mo>
            <msub>
              <mi>h</mi>
              <mn>1</mn>
            </msub>
          </mrow>
          <mrow>
            <mo stretchy="false">∂</mo>
            <msub>
              <mi>a</mi>
              <mn>1</mn>
            </msub>
          </mrow>
        </mfrac>
        <mo stretchy="false">∗</mo>
        <mfrac>
          <mrow>
            <mo stretchy="false">∂</mo>
            <msub>
              <mi>a</mi>
              <mn>1</mn>
            </msub>
          </mrow>
          <mrow>
            <mo stretchy="false">∂</mo>
            <msub>
              <mi>w</mi>
              <mn>11</mn>
            </msub>
          </mrow>
        </mfrac>
      </mrow>
      <mo stretchy="false">=</mo>
      <mrow>
        <mn>2.0</mn>
        <mo stretchy="false">∗</mo>
        <mn>0.4</mn>
        <mo stretchy="false">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o stretchy="false">∗</mo>
        <mn>2.0</mn>
        <mo stretchy="false">∗</mo>
        <mn>0.1</mn>
        <mo stretchy="false">∗</mo>
        <mn>2.0</mn>
        <mo stretchy="false">∗</mo>
        <mn>3.0</mn>
      </mrow>
      <mo stretchy="false">=</mo>
      <mrow>
        <mo stretchy="false">−</mo>
        <mn>0.96</mn>
      </mrow>
    </mrow>
    <annotation encoding="StarMath 5.0">{partial e_2} over {partial w_11} = bold {{partial e_2} over {partial o_2}} * bold {{partial o_2} over {partial a_22}} * {{partial a_22} over {partial h_1}} * {{partial h_1} over {partial a_1}} * {{partial a_1} over {partial w_11}} = 2.0 * 0.4 * (-1) * 2.0 * 0.1 * 2.0 * 3.0 = -0.96</annotation>
  </semantics>
</math>
</file>

<file path=Object 4/content.xml><?xml version="1.0" encoding="utf-8"?>
<math xmlns="http://www.w3.org/1998/Math/MathML" display="block">
  <semantics>
    <mrow>
      <mfrac>
        <mrow>
          <mo stretchy="false">∂</mo>
          <msub>
            <mi>e</mi>
            <mn>1</mn>
          </msub>
        </mrow>
        <mrow>
          <mo stretchy="false">∂</mo>
          <msub>
            <mi>w</mi>
            <mn>21</mn>
          </msub>
        </mrow>
      </mfrac>
      <mo stretchy="false">=</mo>
      <mrow>
        <mstyle mathvariant="bold">
          <mfrac>
            <mrow>
              <mo stretchy="false">∂</mo>
              <msub>
                <mi>e</mi>
                <mn>1</mn>
              </msub>
            </mrow>
            <mrow>
              <mo stretchy="false">∂</mo>
              <msub>
                <mi>o</mi>
                <mn>1</mn>
              </msub>
            </mrow>
          </mfrac>
        </mstyle>
        <mo stretchy="false">∗</mo>
        <mstyle mathvariant="bold">
          <mfrac>
            <mrow>
              <mo stretchy="false">∂</mo>
              <msub>
                <mi>o</mi>
                <mn>1</mn>
              </msub>
            </mrow>
            <mrow>
              <mo stretchy="false">∂</mo>
              <msub>
                <mi>a</mi>
                <mn>21</mn>
              </msub>
            </mrow>
          </mfrac>
        </mstyle>
        <mo stretchy="false">∗</mo>
        <mfrac>
          <mrow>
            <mo stretchy="false">∂</mo>
            <msub>
              <mi>a</mi>
              <mn>21</mn>
            </msub>
          </mrow>
          <mrow>
            <mo stretchy="false">∂</mo>
            <msub>
              <mi>w</mi>
              <mn>21</mn>
            </msub>
          </mrow>
        </mfrac>
      </mrow>
    </mrow>
    <annotation encoding="StarMath 5.0">{partial e_1} over {partial w_21} = bold {{partial e_1} over {partial o_1}} * bold {{partial o_1} over {partial a_21}} * {{partial a_21} over {partial w_21}}</annotation>
  </semantics>
</math>
</file>

<file path=Object 40/content.xml><?xml version="1.0" encoding="utf-8"?>
<math xmlns="http://www.w3.org/1998/Math/MathML" display="block">
  <semantics>
    <mrow>
      <mfrac>
        <mrow>
          <msup>
            <mrow>
              <mo fence="true" form="prefix" stretchy="false">(</mo>
              <mrow>
                <mrow>
                  <mn>1.0</mn>
                  <mo stretchy="false">−</mo>
                  <mn>0.6000012</mn>
                </mrow>
              </mrow>
              <mo fence="true" form="postfix" stretchy="false">)</mo>
            </mrow>
            <mn>2</mn>
          </msup>
          <mo stretchy="false">−</mo>
          <msup>
            <mrow>
              <mo fence="true" form="prefix" stretchy="false">(</mo>
              <mrow>
                <mrow>
                  <mn>1.0</mn>
                  <mo stretchy="false">−</mo>
                  <mn>0.6</mn>
                </mrow>
              </mrow>
              <mo fence="true" form="postfix" stretchy="false">)</mo>
            </mrow>
            <mn>2</mn>
          </msup>
        </mrow>
        <mn>0.000001</mn>
      </mfrac>
      <mo stretchy="false">=</mo>
      <mrow>
        <mo stretchy="false">−</mo>
        <mn>0.95999856</mn>
      </mrow>
      <mo stretchy="false">≈</mo>
      <mrow>
        <mo stretchy="false">−</mo>
        <mn>0.96</mn>
      </mrow>
    </mrow>
    <annotation encoding="StarMath 5.0">{(1.0 - 0.6000012)^2 - (1.0 - 0.6)^2} over {0.000001} = -0.95999856 approx -0.96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sub>
            <mi>e</mi>
            <mi mathvariant="italic">total</mi>
          </msub>
        </mrow>
        <mrow>
          <mo stretchy="false">∂</mo>
          <msub>
            <mi>w</mi>
            <mn>11</mn>
          </msub>
        </mrow>
      </mfrac>
      <mo stretchy="false">=</mo>
      <mrow>
        <mfrac>
          <mrow>
            <mo stretchy="false">∂</mo>
            <msub>
              <mi>e</mi>
              <mn>1</mn>
            </msub>
          </mrow>
          <mrow>
            <mo stretchy="false">∂</mo>
            <msub>
              <mi>w</mi>
              <mn>11</mn>
            </msub>
          </mrow>
        </mfrac>
        <mo stretchy="false">+</mo>
        <mfrac>
          <mrow>
            <mo stretchy="false">∂</mo>
            <msub>
              <mi>e</mi>
              <mn>2</mn>
            </msub>
          </mrow>
          <mrow>
            <mo stretchy="false">∂</mo>
            <msub>
              <mi>w</mi>
              <mn>11</mn>
            </msub>
          </mrow>
        </mfrac>
      </mrow>
      <mo stretchy="false">=</mo>
      <mrow>
        <mrow>
          <mo stretchy="false">−</mo>
          <mn>3.84</mn>
        </mrow>
        <mo stretchy="false">+</mo>
        <mrow>
          <mo fence="true" form="prefix" stretchy="false">(</mo>
          <mrow>
            <mrow>
              <mo stretchy="false">−</mo>
              <mn>0.96</mn>
            </mrow>
          </mrow>
          <mo fence="true" form="postfix" stretchy="false">)</mo>
        </mrow>
      </mrow>
      <mo stretchy="false">=</mo>
      <mrow>
        <mo stretchy="false">−</mo>
        <mn>4.8</mn>
      </mrow>
    </mrow>
    <annotation encoding="StarMath 5.0">{partial e_total} over {partial w_11} = {partial e_1} over {partial w_11} + {partial e_2} over {partial w_11} = -3.84 + (-0.96) = -4.8</annotation>
  </semantics>
</math>
</file>

<file path=Object 42/content.xml><?xml version="1.0" encoding="utf-8"?>
<math xmlns="http://www.w3.org/1998/Math/MathML" display="block">
  <semantics>
    <mrow>
      <mi mathvariant="italic">gradient</mi>
      <mrow>
        <msub>
          <mi>o</mi>
          <mi mathvariant="italic">ji</mi>
        </msub>
        <mo stretchy="false">=</mo>
        <mrow>
          <mstyle mathvariant="bold">
            <mfrac>
              <mrow>
                <mo stretchy="false">∂</mo>
                <msub>
                  <mi>e</mi>
                  <mi>j</mi>
                </msub>
              </mrow>
              <mrow>
                <mo stretchy="false">∂</mo>
                <msub>
                  <mi>o</mi>
                  <mi>j</mi>
                </msub>
              </mrow>
            </mfrac>
          </mstyle>
          <mo stretchy="false">∗</mo>
          <mstyle mathvariant="bold">
            <mfrac>
              <mrow>
                <mo stretchy="false">∂</mo>
                <msub>
                  <mi>o</mi>
                  <mi>j</mi>
                </msub>
              </mrow>
              <mrow>
                <mo stretchy="false">∂</mo>
                <msub>
                  <mi>a</mi>
                  <mi mathvariant="italic">ji</mi>
                </msub>
              </mrow>
            </mfrac>
          </mstyle>
        </mrow>
      </mrow>
    </mrow>
    <annotation encoding="StarMath 5.0">gradient o_ji = bold {{partial e_j} over {partial o_j}} * bold {{partial o_j} over {partial a_ji}}</annotation>
  </semantics>
</math>
</file>

<file path=Object 5/content.xml><?xml version="1.0" encoding="utf-8"?>
<math xmlns="http://www.w3.org/1998/Math/MathML" display="block">
  <semantics>
    <mrow>
      <mfrac>
        <mrow>
          <mo stretchy="false">∂</mo>
          <msub>
            <mi>e</mi>
            <mn>1</mn>
          </msub>
        </mrow>
        <mrow>
          <mo stretchy="false">∂</mo>
          <msub>
            <mi>o</mi>
            <mn>1</mn>
          </msub>
        </mrow>
      </mfrac>
      <mo stretchy="false">=</mo>
      <mrow>
        <mn>2.0</mn>
        <mo stretchy="false">∗</mo>
        <mn>0.8</mn>
        <mo stretchy="false">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</mrow>
    </mrow>
    <annotation encoding="StarMath 5.0"> {{partial e_1} over {partial o_1}} = 2.0 * 0.8 * (-1)</annotation>
  </semantics>
</math>
</file>

<file path=Object 6/content.xml><?xml version="1.0" encoding="utf-8"?>
<math xmlns="http://www.w3.org/1998/Math/MathML" display="block">
  <semantics>
    <mrow>
      <mfrac>
        <mrow>
          <mo stretchy="false">∂</mo>
          <msub>
            <mi>o</mi>
            <mn>1</mn>
          </msub>
        </mrow>
        <mrow>
          <mo stretchy="false">∂</mo>
          <msub>
            <mi>a</mi>
            <mn>21</mn>
          </msub>
        </mrow>
      </mfrac>
      <mo stretchy="false">=</mo>
      <mn>2.0</mn>
    </mrow>
    <annotation encoding="StarMath 5.0">{{partial o_1} over {partial a_21}}  = 2.0</annotation>
  </semantics>
</math>
</file>

<file path=Object 7/content.xml><?xml version="1.0" encoding="utf-8"?>
<math xmlns="http://www.w3.org/1998/Math/MathML" display="block">
  <semantics>
    <mrow>
      <mfrac>
        <mrow>
          <mo stretchy="false">∂</mo>
          <msub>
            <mi>a</mi>
            <mn>21</mn>
          </msub>
        </mrow>
        <mrow>
          <mo stretchy="false">∂</mo>
          <msub>
            <mi>w</mi>
            <mn>21</mn>
          </msub>
        </mrow>
      </mfrac>
      <mo stretchy="false">=</mo>
      <msub>
        <mi>h</mi>
        <mn>1</mn>
      </msub>
      <mo stretchy="false">=</mo>
      <mn>3.0</mn>
    </mrow>
    <annotation encoding="StarMath 5.0">{{partial a_21} over {partial w_21}} = h_1 = 3.0</annotation>
  </semantics>
</math>
</file>

<file path=Object 8/content.xml><?xml version="1.0" encoding="utf-8"?>
<math xmlns="http://www.w3.org/1998/Math/MathML" display="block">
  <semantics>
    <mrow>
      <mfrac>
        <mrow>
          <mo stretchy="false">∂</mo>
          <msub>
            <mi>e</mi>
            <mn>1</mn>
          </msub>
        </mrow>
        <mrow>
          <mo stretchy="false">∂</mo>
          <msub>
            <mi>w</mi>
            <mn>21</mn>
          </msub>
        </mrow>
      </mfrac>
      <mo stretchy="false">=</mo>
      <mrow>
        <mstyle mathvariant="bold">
          <mfrac>
            <mrow>
              <mo stretchy="false">∂</mo>
              <msub>
                <mi>e</mi>
                <mn>1</mn>
              </msub>
            </mrow>
            <mrow>
              <mo stretchy="false">∂</mo>
              <msub>
                <mi>o</mi>
                <mn>1</mn>
              </msub>
            </mrow>
          </mfrac>
        </mstyle>
        <mo stretchy="false">∗</mo>
        <mstyle mathvariant="bold">
          <mfrac>
            <mrow>
              <mo stretchy="false">∂</mo>
              <msub>
                <mi>o</mi>
                <mn>1</mn>
              </msub>
            </mrow>
            <mrow>
              <mo stretchy="false">∂</mo>
              <msub>
                <mi>a</mi>
                <mn>21</mn>
              </msub>
            </mrow>
          </mfrac>
        </mstyle>
        <mo stretchy="false">∗</mo>
        <mfrac>
          <mrow>
            <mo stretchy="false">∂</mo>
            <msub>
              <mi>a</mi>
              <mn>21</mn>
            </msub>
          </mrow>
          <mrow>
            <mo stretchy="false">∂</mo>
            <msub>
              <mi>w</mi>
              <mn>21</mn>
            </msub>
          </mrow>
        </mfrac>
      </mrow>
    </mrow>
    <annotation encoding="StarMath 5.0">{partial e_1} over {partial w_21} = bold {{partial e_1} over {partial o_1}} * bold{{partial o_1} over {partial a_21}} * {{partial a_21} over {partial w_21}}</annotation>
  </semantics>
</math>
</file>

<file path=Object 9/content.xml><?xml version="1.0" encoding="utf-8"?>
<math xmlns="http://www.w3.org/1998/Math/MathML" display="block">
  <semantics>
    <mrow>
      <mrow>
        <mfrac>
          <mrow>
            <msup>
              <mrow>
                <mo fence="true" form="prefix" stretchy="false">(</mo>
                <mrow>
                  <mrow>
                    <mn>2.0</mn>
                    <mo stretchy="false">−</mo>
                    <mn>1.200006</mn>
                  </mrow>
                </mrow>
                <mo fence="true" form="postfix" stretchy="false">)</mo>
              </mrow>
              <mn>2</mn>
            </msup>
            <mo stretchy="false">−</mo>
            <msup>
              <mrow>
                <mo fence="true" form="prefix" stretchy="false">(</mo>
                <mrow>
                  <mrow>
                    <mn>2.0</mn>
                    <mo stretchy="false">−</mo>
                    <mn>1.2</mn>
                  </mrow>
                </mrow>
                <mo fence="true" form="postfix" stretchy="false">)</mo>
              </mrow>
              <mn>2</mn>
            </msup>
          </mrow>
          <mn>0.000001</mn>
        </mfrac>
        <mo stretchy="false">=</mo>
        <mrow>
          <mo stretchy="false">−</mo>
          <mn>9</mn>
        </mrow>
      </mrow>
      <mi>,</mi>
      <mrow>
        <mn>599964</mn>
        <mo stretchy="false">≈</mo>
        <mrow>
          <mo stretchy="false">−</mo>
          <mn>9.6</mn>
        </mrow>
      </mrow>
    </mrow>
    <annotation encoding="StarMath 5.0">{(2.0 - 1.200006)^2 - (2.0 - 1.2)^2} over {0.000001} = -9, 599964 approx -9.6</annotation>
  </semantics>
</math>
</file>